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67923.311" calcext:value-type="float">
            <text:p><text:s/>167,92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7923.311" calcext:value-type="float">
            <text:p><text:s/>167,92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6371849.96" calcext:value-type="float">
            <text:p><text:s/>16,371,850 <text:s/></text:p>
          </table:table-cell>
          <table:table-cell table:style-name="ce42" office:value-type="float" office:value="2826642.3" calcext:value-type="float">
            <text:p><text:s/>2,826,642 <text:s/></text:p>
          </table:table-cell>
          <table:table-cell table:style-name="ce42" office:value-type="float" office:value="13285017.17" calcext:value-type="float">
            <text:p><text:s/>13,285,017 <text:s/></text:p>
          </table:table-cell>
          <table:table-cell table:style-name="ce42" office:value-type="float" office:value="37806.79" calcext:value-type="float">
            <text:p><text:s/>37,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383.7" calcext:value-type="float">
            <text:p><text:s/>222,3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15.9" calcext:value-type="float">
            <text:p><text:s/>5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15.9" calcext:value-type="float">
            <text:p><text:s/>5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73853.435" calcext:value-type="float">
            <text:p><text:s/>873,853 <text:s/></text:p>
          </table:table-cell>
          <table:table-cell table:style-name="ce42" office:value-type="float" office:value="6192.634" calcext:value-type="float">
            <text:p><text:s/>6,193 <text:s/></text:p>
          </table:table-cell>
          <table:table-cell table:style-name="ce42" office:value-type="float" office:value="865558.869" calcext:value-type="float">
            <text:p><text:s/>865,5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1.932" calcext:value-type="float">
            <text:p><text:s/>2,1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5665403.936" calcext:value-type="float">
            <text:p><text:s/>15,665,404 <text:s/></text:p>
          </table:table-cell>
          <table:table-cell table:style-name="ce43" office:value-type="float" office:value="2820449.666" calcext:value-type="float">
            <text:p><text:s/>2,820,450 <text:s/></text:p>
          </table:table-cell>
          <table:table-cell table:style-name="ce43" office:value-type="float" office:value="12587381.612" calcext:value-type="float">
            <text:p><text:s/>12,587,382 <text:s/></text:p>
          </table:table-cell>
          <table:table-cell table:style-name="ce43" office:value-type="float" office:value="37806.79" calcext:value-type="float">
            <text:p><text:s/>37,80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9765.868" calcext:value-type="float">
            <text:p><text:s/>219,76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94327.37321" calcext:value-type="float">
            <text:p><text:s/>494,327 <text:s/></text:p>
          </table:table-cell>
          <table:table-cell table:style-name="ce43" office:value-type="float" office:value="88047.002" calcext:value-type="float">
            <text:p><text:s/>88,047 <text:s/></text:p>
          </table:table-cell>
          <table:table-cell table:style-name="ce43" office:value-type="float" office:value="191015.664" calcext:value-type="float">
            <text:p><text:s/>191,0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5264.70721" calcext:value-type="float">
            <text:p><text:s/>215,26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191306.0639481" calcext:value-type="float">
            <text:p><text:s/>14,191,306 <text:s/></text:p>
          </table:table-cell>
          <table:table-cell table:style-name="ce42" office:value-type="float" office:value="2732402.664" calcext:value-type="float">
            <text:p><text:s/>2,732,403 <text:s/></text:p>
          </table:table-cell>
          <table:table-cell table:style-name="ce42" office:value-type="float" office:value="9387794.29141314" calcext:value-type="float">
            <text:p><text:s/>9,387,7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74908.63953497" calcext:value-type="float">
            <text:p><text:s/>1,674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73922.996" calcext:value-type="float">
            <text:p><text:s/>2,873,923 <text:s/></text:p>
          </table:table-cell>
          <table:table-cell table:style-name="ce42" office:value-type="float" office:value="2732402.664" calcext:value-type="float">
            <text:p><text:s/>2,732,403 <text:s/></text:p>
          </table:table-cell>
          <table:table-cell table:style-name="ce42" office:value-type="float" office:value="141520.332" calcext:value-type="float">
            <text:p><text:s/>141,5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925816.08642497" calcext:value-type="float">
            <text:p><text:s/>1,925,8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907.44689" calcext:value-type="float">
            <text:p><text:s/>250,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74908.63953497" calcext:value-type="float">
            <text:p><text:s/>1,674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744409.025" calcext:value-type="float">
            <text:p><text:s/>7,744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44409.025" calcext:value-type="float">
            <text:p><text:s/>7,744,4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47157.95652314" calcext:value-type="float">
            <text:p><text:s/>1,647,1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50957.48752314" calcext:value-type="float">
            <text:p><text:s/>1,250,95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13654.933" calcext:value-type="float">
            <text:p><text:s/>3,613,6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85722.721" calcext:value-type="float">
            <text:p><text:s/>2,185,7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613654.933" calcext:value-type="float">
            <text:p><text:s/>3,613,6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85722.721" calcext:value-type="float">
            <text:p><text:s/>2,185,7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56912.6143" calcext:value-type="float">
            <text:p><text:s/>556,91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4792.3122" calcext:value-type="float">
            <text:p><text:s/>274,7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82120.3021" calcext:value-type="float">
            <text:p><text:s/>282,12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652.92669" calcext:value-type="float">
            <text:p><text:s/>3,65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72.18589" calcext:value-type="float">
            <text:p><text:s/>1,47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032859.89085189" calcext:value-type="float">
            <text:p><text:s/>4,032,86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8571.65658686" calcext:value-type="float">
            <text:p><text:s/>3,008,572 <text:s/></text:p>
          </table:table-cell>
          <table:table-cell table:style-name="ce44" office:value-type="float" office:value="37806.79" calcext:value-type="float">
            <text:p><text:s/>37,80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13843.05636503" calcext:value-type="float">
            <text:p><text:s/>513,8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41686.83385189" calcext:value-type="float">
            <text:p><text:s/>3,741,6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8571.65658686" calcext:value-type="float">
            <text:p><text:s/>3,008,57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60476.78936503" calcext:value-type="float">
            <text:p><text:s/>260,47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41474.20485189" calcext:value-type="float">
            <text:p><text:s/>3,741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8359.02758686" calcext:value-type="float">
            <text:p><text:s/>3,008,3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0476.78936503" calcext:value-type="float">
            <text:p><text:s/>260,4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5159.6299490285" calcext:value-type="float">
            <text:p><text:s/>55,1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159.6299490285" calcext:value-type="float">
            <text:p><text:s/>55,1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90.117" calcext:value-type="float">
            <text:p><text:s/>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.117" calcext:value-type="float">
            <text:p><text:s/>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60107.108494649" calcext:value-type="float">
            <text:p><text:s/>260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107.108494649" calcext:value-type="float">
            <text:p><text:s/>260,1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10151.08214845" calcext:value-type="float">
            <text:p><text:s/>1,010,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0151.08214845" calcext:value-type="float">
            <text:p><text:s/>1,010,1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0692.64645988" calcext:value-type="float">
            <text:p><text:s/>120,6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692.64645988" calcext:value-type="float">
            <text:p><text:s/>120,6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958.848" calcext:value-type="float">
            <text:p>( 23,95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958.848" calcext:value-type="float">
            <text:p>( 23,9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6733.79845988" calcext:value-type="float">
            <text:p>( 96,73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6733.79845988" calcext:value-type="float">
            <text:p>( 96,7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41106.645591292" calcext:value-type="float">
            <text:p><text:s/>341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106.645591292" calcext:value-type="float">
            <text:p><text:s/>341,1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48216.320097275" calcext:value-type="float">
            <text:p><text:s/>548,2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8216.320097275" calcext:value-type="float">
            <text:p><text:s/>548,2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35.47" calcext:value-type="float">
            <text:p><text:s/>13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35.47" calcext:value-type="float">
            <text:p><text:s/>13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83352.29" calcext:value-type="float">
            <text:p><text:s/>1,683,3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2851.09" calcext:value-type="float">
            <text:p><text:s/>1,682,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1.2" calcext:value-type="float">
            <text:p><text:s/>5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81607.84" calcext:value-type="float">
            <text:p><text:s/>1,681,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1584.74" calcext:value-type="float">
            <text:p><text:s/>1,681,5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.1" calcext:value-type="float">
            <text:p><text:s/>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744.45" calcext:value-type="float">
            <text:p><text:s/>1,7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6.35" calcext:value-type="float">
            <text:p><text:s/>1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8.1" calcext:value-type="float">
            <text:p><text:s/>4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32613.97726503" calcext:value-type="float">
            <text:p><text:s/>732,6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9975.58936503" calcext:value-type="float">
            <text:p><text:s/>259,9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31120.17726503" calcext:value-type="float">
            <text:p><text:s/>731,1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8481.78936503" calcext:value-type="float">
            <text:p><text:s/>258,4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493.8" calcext:value-type="float">
            <text:p><text:s/>1,4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93.8" calcext:value-type="float">
            <text:p><text:s/>1,4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526528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526528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2.629" calcext:value-type="float">
            <text:p><text:s/>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.629" calcext:value-type="float">
            <text:p><text:s/>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12.629" calcext:value-type="float">
            <text:p><text:s/>2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2.629" calcext:value-type="float">
            <text:p><text:s/>21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91173.057" calcext:value-type="float">
            <text:p><text:s/>291,1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06.79" calcext:value-type="float">
            <text:p><text:s/>37,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366.267" calcext:value-type="float">
            <text:p><text:s/>253,3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91173.057" calcext:value-type="float">
            <text:p><text:s/>291,1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06.79" calcext:value-type="float">
            <text:p><text:s/>37,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366.267" calcext:value-type="float">
            <text:p><text:s/>253,3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8459589.59382" calcext:value-type="float">
            <text:p><text:s/>48,459,5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957733.59382" calcext:value-type="float">
            <text:p><text:s/>45,957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856" calcext:value-type="float">
            <text:p><text:s/>2,501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137785.4" calcext:value-type="float">
            <text:p><text:s/>40,137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137785.4" calcext:value-type="float">
            <text:p><text:s/>40,137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321804.19382" calcext:value-type="float">
            <text:p><text:s/>8,321,8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9948.19382" calcext:value-type="float">
            <text:p><text:s/>5,819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856" calcext:value-type="float">
            <text:p><text:s/>2,501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61720.2" calcext:value-type="float">
            <text:p><text:s/>61,72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74043.6076472" calcext:value-type="float">
            <text:p><text:s/>34,574,044 <text:s/></text:p>
          </table:table-cell>
          <table:table-cell table:style-name="ce42" office:value-type="float" office:value="24888234.6" calcext:value-type="float">
            <text:p><text:s/>24,888,2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061.489393" calcext:value-type="float">
            <text:p><text:s/>1,082,0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8532.086954478" calcext:value-type="float">
            <text:p><text:s/>938,5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4857.56" calcext:value-type="float">
            <text:p><text:s/>2,084,8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7290.4" calcext:value-type="float">
            <text:p><text:s/>1,127,2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91080.223308084" calcext:value-type="float">
            <text:p><text:s/>-191,080 <text:s/></text:p>
          </table:table-cell>
          <table:table-cell table:style-name="ce42" office:value-type="float" office:value="-59659.2" calcext:value-type="float">
            <text:p><text:s/>-59,6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418.940908" calcext:value-type="float">
            <text:p><text:s/>83,41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676163.9840008" calcext:value-type="float">
            <text:p><text:s/>30,676,164 <text:s/></text:p>
          </table:table-cell>
          <table:table-cell table:style-name="ce43" office:value-type="float" office:value="25009614" calcext:value-type="float">
            <text:p><text:s/>25,009,61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98642.548485" calcext:value-type="float">
            <text:p><text:s/>998,6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0421.075474" calcext:value-type="float">
            <text:p><text:s/>2,650,4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72.325474" calcext:value-type="float">
            <text:p><text:s/>2,0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3853.4" calcext:value-type="float">
            <text:p><text:s/>103,853 <text:s/></text:p>
          </table:table-cell>
          <table:table-cell table:style-name="ce42" office:value-type="float" office:value="245442.645" calcext:value-type="float">
            <text:p><text:s/>245,443 <text:s/></text:p>
          </table:table-cell>
          <table:table-cell table:style-name="ce42" office:value-type="float" office:value="46904.424" calcext:value-type="float">
            <text:p><text:s/>46,904 <text:s/></text:p>
          </table:table-cell>
          <table:table-cell table:style-name="ce42" office:value-type="float" office:value="30764280.9559527" calcext:value-type="float">
            <text:p><text:s/>30,764,281 <text:s/></text:p>
          </table:table-cell>
          <table:table-cell table:style-name="ce42" office:value-type="float" office:value="25009614" calcext:value-type="float">
            <text:p><text:s/>25,009,6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009614" calcext:value-type="float">
            <text:p><text:s/>25,009,6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6450.32" calcext:value-type="float">
            <text:p><text:s/>5,346,4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3853.4" calcext:value-type="float">
            <text:p><text:s/>103,853 <text:s/></text:p>
          </table:table-cell>
          <table:table-cell table:style-name="ce43" office:value-type="float" office:value="245442.645" calcext:value-type="float">
            <text:p><text:s/>245,443 <text:s/></text:p>
          </table:table-cell>
          <table:table-cell table:style-name="ce43" office:value-type="float" office:value="46904.424" calcext:value-type="float">
            <text:p><text:s/>46,904 <text:s/></text:p>
          </table:table-cell>
          <table:table-cell table:style-name="ce43" office:value-type="float" office:value="408216.635952677" calcext:value-type="float">
            <text:p><text:s/>408,21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4956.26" calcext:value-type="float">
            <text:p><text:s/>584,956 <text:s/></text:p>
          </table:table-cell>
          <table:table-cell table:style-name="ce42" office:value-type="float" office:value="741205.164" calcext:value-type="float">
            <text:p><text:s/>741,205 <text:s/></text:p>
          </table:table-cell>
          <table:table-cell table:style-name="ce42" office:value-type="float" office:value="101770.788" calcext:value-type="float">
            <text:p><text:s/>101,771 <text:s/></text:p>
          </table:table-cell>
          <table:table-cell table:style-name="ce42" office:value-type="float" office:value="27747155.415967" calcext:value-type="float">
            <text:p><text:s/>27,747,1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911.5" calcext:value-type="float">
            <text:p><text:s/>1,073,912 <text:s/></text:p>
          </table:table-cell>
          <table:table-cell table:style-name="ce42" office:value-type="float" office:value="756880.088967" calcext:value-type="float">
            <text:p><text:s/>756,8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4956.26" calcext:value-type="float">
            <text:p><text:s/>584,956 <text:s/></text:p>
          </table:table-cell>
          <table:table-cell table:style-name="ce42" office:value-type="float" office:value="741205.164" calcext:value-type="float">
            <text:p><text:s/>741,205 <text:s/></text:p>
          </table:table-cell>
          <table:table-cell table:style-name="ce42" office:value-type="float" office:value="101770.788" calcext:value-type="float">
            <text:p><text:s/>101,771 <text:s/></text:p>
          </table:table-cell>
          <table:table-cell table:style-name="ce42" office:value-type="float" office:value="26535773.0255902" calcext:value-type="float">
            <text:p><text:s/>26,535,7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911.5" calcext:value-type="float">
            <text:p><text:s/>1,073,912 <text:s/></text:p>
          </table:table-cell>
          <table:table-cell table:style-name="ce42" office:value-type="float" office:value="714720.0733902" calcext:value-type="float">
            <text:p><text:s/>714,72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11382.3903768" calcext:value-type="float">
            <text:p><text:s/>1,211,3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2160.0155768" calcext:value-type="float">
            <text:p><text:s/>42,1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7758.92" calcext:value-type="float">
            <text:p><text:s/>167,759 <text:s/></text:p>
          </table:table-cell>
          <table:table-cell table:style-name="ce42" office:value-type="float" office:value="360681.5352" calcext:value-type="float">
            <text:p><text:s/>360,682 <text:s/></text:p>
          </table:table-cell>
          <table:table-cell table:style-name="ce42" office:value-type="float" office:value="28472.1591" calcext:value-type="float">
            <text:p><text:s/>28,472 <text:s/></text:p>
          </table:table-cell>
          <table:table-cell table:style-name="ce42" office:value-type="float" office:value="1585449.90390981" calcext:value-type="float">
            <text:p><text:s/>1,585,4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911.5" calcext:value-type="float">
            <text:p><text:s/>1,073,912 <text:s/></text:p>
          </table:table-cell>
          <table:table-cell table:style-name="ce42" office:value-type="float" office:value="11557.014183" calcext:value-type="float">
            <text:p><text:s/>11,5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.96" calcext:value-type="float">
            <text:p><text:s/>1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6840.66" calcext:value-type="float">
            <text:p><text:s/>96,841 <text:s/></text:p>
          </table:table-cell>
          <table:table-cell table:style-name="ce42" office:value-type="float" office:value="149479.4931" calcext:value-type="float">
            <text:p><text:s/>149,479 <text:s/></text:p>
          </table:table-cell>
          <table:table-cell table:style-name="ce42" office:value-type="float" office:value="28472.1591" calcext:value-type="float">
            <text:p><text:s/>28,472 <text:s/></text:p>
          </table:table-cell>
          <table:table-cell table:style-name="ce42" office:value-type="float" office:value="8401.56" calcext:value-type="float">
            <text:p><text:s/>8,4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0918.26" calcext:value-type="float">
            <text:p><text:s/>70,918 <text:s/></text:p>
          </table:table-cell>
          <table:table-cell table:style-name="ce42" office:value-type="float" office:value="211202.0421" calcext:value-type="float">
            <text:p><text:s/>211,2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.72" calcext:value-type="float">
            <text:p><text:s/>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706.54390981" calcext:value-type="float">
            <text:p><text:s/>1,576,7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911.5" calcext:value-type="float">
            <text:p><text:s/>1,073,912 <text:s/></text:p>
          </table:table-cell>
          <table:table-cell table:style-name="ce42" office:value-type="float" office:value="11557.014183" calcext:value-type="float">
            <text:p><text:s/>11,5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.44" calcext:value-type="float">
            <text:p><text:s/>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.68" calcext:value-type="float">
            <text:p><text:s/>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1.16" calcext:value-type="float">
            <text:p><text:s/>41 <text:s/></text:p>
          </table:table-cell>
          <table:table-cell table:style-name="ce44" office:value-type="float" office:value="1792.6944" calcext:value-type="float">
            <text:p><text:s/>1,793 <text:s/></text:p>
          </table:table-cell>
          <table:table-cell table:style-name="ce44" office:value-type="float" office:value="346.8864" calcext:value-type="float">
            <text:p><text:s/>34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3302.78" calcext:value-type="float">
            <text:p><text:s/>313,303 <text:s/></text:p>
          </table:table-cell>
          <table:table-cell table:style-name="ce44" office:value-type="float" office:value="133288.2894" calcext:value-type="float">
            <text:p><text:s/>133,288 <text:s/></text:p>
          </table:table-cell>
          <table:table-cell table:style-name="ce44" office:value-type="float" office:value="26047.3185" calcext:value-type="float">
            <text:p><text:s/>26,047 <text:s/></text:p>
          </table:table-cell>
          <table:table-cell table:style-name="ce44" office:value-type="float" office:value="23423167.4646313" calcext:value-type="float">
            <text:p><text:s/>23,423,16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41893.297795" calcext:value-type="float">
            <text:p><text:s/>1,741,8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3302.78" calcext:value-type="float">
            <text:p><text:s/>313,303 <text:s/></text:p>
          </table:table-cell>
          <table:table-cell table:style-name="ce44" office:value-type="float" office:value="133288.2894" calcext:value-type="float">
            <text:p><text:s/>133,288 <text:s/></text:p>
          </table:table-cell>
          <table:table-cell table:style-name="ce44" office:value-type="float" office:value="26047.3185" calcext:value-type="float">
            <text:p><text:s/>26,047 <text:s/></text:p>
          </table:table-cell>
          <table:table-cell table:style-name="ce44" office:value-type="float" office:value="17934095.2459155" calcext:value-type="float">
            <text:p><text:s/>17,934,09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41893.297795" calcext:value-type="float">
            <text:p><text:s/>1,741,8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3302.78" calcext:value-type="float">
            <text:p><text:s/>313,303 <text:s/></text:p>
          </table:table-cell>
          <table:table-cell table:style-name="ce42" office:value-type="float" office:value="133288.2894" calcext:value-type="float">
            <text:p><text:s/>133,288 <text:s/></text:p>
          </table:table-cell>
          <table:table-cell table:style-name="ce42" office:value-type="float" office:value="26047.3185" calcext:value-type="float">
            <text:p><text:s/>26,047 <text:s/></text:p>
          </table:table-cell>
          <table:table-cell table:style-name="ce42" office:value-type="float" office:value="5709528.68215599" calcext:value-type="float">
            <text:p><text:s/>5,709,5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9759.498043" calcext:value-type="float">
            <text:p><text:s/>509,7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03.76" calcext:value-type="float">
            <text:p><text:s/>30,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858.862884401" calcext:value-type="float">
            <text:p><text:s/>423,8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48.80682" calcext:value-type="float">
            <text:p><text:s/>11,7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5851.41257486" calcext:value-type="float">
            <text:p><text:s/>1,015,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63.310885" calcext:value-type="float">
            <text:p><text:s/>5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80.817424" calcext:value-type="float">
            <text:p><text:s/>30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3.897424" calcext:value-type="float">
            <text:p><text:s/>4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1.477999" calcext:value-type="float">
            <text:p><text:s/>10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83.417999" calcext:value-type="float">
            <text:p><text:s/>2,2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088.111564396" calcext:value-type="float">
            <text:p><text:s/>427,0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73.930734" calcext:value-type="float">
            <text:p><text:s/>5,4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09.400284" calcext:value-type="float">
            <text:p><text:s/>9,5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05.480284" calcext:value-type="float">
            <text:p><text:s/>7,7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0042.5909909" calcext:value-type="float">
            <text:p><text:s/>1,210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6.822645" calcext:value-type="float">
            <text:p><text:s/>3,6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5539.31589015" calcext:value-type="float">
            <text:p><text:s/>1,185,5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6.822645" calcext:value-type="float">
            <text:p><text:s/>3,6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69725.16796825" calcext:value-type="float">
            <text:p>( 1,069,72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636.822645" calcext:value-type="float">
            <text:p>( 3,63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5814.147921896" calcext:value-type="float">
            <text:p>( 115,81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38.235122554" calcext:value-type="float">
            <text:p><text:s/>22,5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1804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65.04" calcext:value-type="float">
            <text:p><text:s/>1,965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739.144686" calcext:value-type="float">
            <text:p><text:s/>135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16.124686" calcext:value-type="float">
            <text:p><text:s/>6,5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777.50531504" calcext:value-type="float">
            <text:p><text:s/>95,7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66.427789" calcext:value-type="float">
            <text:p><text:s/>11,36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6828.94224364" calcext:value-type="float">
            <text:p><text:s/>216,82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902.76397" calcext:value-type="float">
            <text:p><text:s/>29,9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8489.12935" calcext:value-type="float">
            <text:p><text:s/>718,4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9416.82935" calcext:value-type="float">
            <text:p><text:s/>169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583.307629" calcext:value-type="float">
            <text:p><text:s/>114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7.977629" calcext:value-type="float">
            <text:p><text:s/>2,7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905.821721" calcext:value-type="float">
            <text:p><text:s/>603,9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6638.851721" calcext:value-type="float">
            <text:p><text:s/>166,6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6388.736982" calcext:value-type="float">
            <text:p>( 86,38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8495.056982" calcext:value-type="float">
            <text:p>( 78,495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7684.83819" calcext:value-type="float">
            <text:p>( 67,68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635.51819" calcext:value-type="float">
            <text:p>( 7,63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3302.78" calcext:value-type="float">
            <text:p><text:s/>313,303 <text:s/></text:p>
          </table:table-cell>
          <table:table-cell table:style-name="ce42" office:value-type="float" office:value="133288.2894" calcext:value-type="float">
            <text:p><text:s/>133,288 <text:s/></text:p>
          </table:table-cell>
          <table:table-cell table:style-name="ce42" office:value-type="float" office:value="26047.3185" calcext:value-type="float">
            <text:p><text:s/>26,047 <text:s/></text:p>
          </table:table-cell>
          <table:table-cell table:style-name="ce42" office:value-type="float" office:value="832490.979943" calcext:value-type="float">
            <text:p><text:s/>832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503.991743" calcext:value-type="float">
            <text:p><text:s/>58,5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3302.78" calcext:value-type="float">
            <text:p><text:s/>313,303 <text:s/></text:p>
          </table:table-cell>
          <table:table-cell table:style-name="ce42" office:value-type="float" office:value="133288.2894" calcext:value-type="float">
            <text:p><text:s/>133,288 <text:s/></text:p>
          </table:table-cell>
          <table:table-cell table:style-name="ce42" office:value-type="float" office:value="26047.3185" calcext:value-type="float">
            <text:p><text:s/>26,047 <text:s/></text:p>
          </table:table-cell>
          <table:table-cell table:style-name="ce42" office:value-type="float" office:value="753515.752845" calcext:value-type="float">
            <text:p><text:s/>753,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649.084645" calcext:value-type="float">
            <text:p><text:s/>44,6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975.227098" calcext:value-type="float">
            <text:p><text:s/>78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54.907098" calcext:value-type="float">
            <text:p><text:s/>13,8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7.4" calcext:value-type="float">
            <text:p>( 25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218.694252" calcext:value-type="float">
            <text:p><text:s/>104,2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762.594252" calcext:value-type="float">
            <text:p><text:s/>39,76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057.599859" calcext:value-type="float">
            <text:p><text:s/>17,05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101.299859" calcext:value-type="float">
            <text:p><text:s/>1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14.7868837068" calcext:value-type="float">
            <text:p><text:s/>69,7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20.516896" calcext:value-type="float">
            <text:p><text:s/>14,3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857.533401" calcext:value-type="float">
            <text:p><text:s/>61,8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00.193401" calcext:value-type="float">
            <text:p><text:s/>21,6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278.049306" calcext:value-type="float">
            <text:p><text:s/>142,2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313.089306" calcext:value-type="float">
            <text:p><text:s/>120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6031950552" calcext:value-type="float">
            <text:p><text:s/>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998.28" calcext:value-type="float">
            <text:p><text:s/>157,9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4021.83" calcext:value-type="float">
            <text:p><text:s/>9,254,0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018.35" calcext:value-type="float">
            <text:p><text:s/>214,0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15294.52" calcext:value-type="float">
            <text:p><text:s/>8,715,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81.52" calcext:value-type="float">
            <text:p><text:s/>45,0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627.44" calcext:value-type="float">
            <text:p><text:s/>279,6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2731.55" calcext:value-type="float">
            <text:p><text:s/>872,7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6.31" calcext:value-type="float">
            <text:p><text:s/>1,6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1085.24" calcext:value-type="float">
            <text:p><text:s/>871,08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5679.38400752" calcext:value-type="float">
            <text:p><text:s/>865,6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658.51" calcext:value-type="float">
            <text:p><text:s/>136,6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0.27" calcext:value-type="float">
            <text:p><text:s/>3,3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0.96" calcext:value-type="float">
            <text:p><text:s/>6,6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6.96" calcext:value-type="float">
            <text:p><text:s/>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8.46" calcext:value-type="float">
            <text:p><text:s/>2,0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396.63400752" calcext:value-type="float">
            <text:p><text:s/>614,3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1827.59" calcext:value-type="float">
            <text:p><text:s/>101,82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32133.799752" calcext:value-type="float">
            <text:p><text:s/>1,232,13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32133.799752" calcext:value-type="float">
            <text:p><text:s/>1,232,1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89072.2187158" calcext:value-type="float">
            <text:p><text:s/>5,489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89072.2187158" calcext:value-type="float">
            <text:p><text:s/>5,489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74333.386" calcext:value-type="float">
            <text:p>( 3,574,33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31761.260877" calcext:value-type="float">
            <text:p><text:s/>26,731,7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60894.127" calcext:value-type="float">
            <text:p><text:s/>24,260,8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0867.133877" calcext:value-type="float">
            <text:p><text:s/>2,470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468.86" calcext:value-type="float">
            <text:p><text:s/>1,051,469 <text:s/></text:p>
          </table:table-cell>
          <table:table-cell table:style-name="ce42" office:value-type="float" office:value="1852411.08" calcext:value-type="float">
            <text:p><text:s/>1,852,411 <text:s/></text:p>
          </table:table-cell>
          <table:table-cell table:style-name="ce42" office:value-type="float" office:value="1442216.88" calcext:value-type="float">
            <text:p><text:s/>1,442,2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306.4" calcext:value-type="float">
            <text:p><text:s/>351,3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10.9039319011" calcext:value-type="float">
            <text:p><text:s/>31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8.4" calcext:value-type="float">
            <text:p><text:s/>298 <text:s/></text:p>
          </table:table-cell>
          <table:table-cell table:style-name="ce42" office:value-type="float" office:value="1126992" calcext:value-type="float">
            <text:p><text:s/>1,126,9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981.310068099" calcext:value-type="float">
            <text:p><text:s/>363,981 <text:s/></text:p>
          </table:table-cell>
          <table:table-cell table:style-name="ce42" office:value-type="float" office:value="-643222.32" calcext:value-type="float">
            <text:p><text:s/>-643,222 <text:s/></text:p>
          </table:table-cell>
          <table:table-cell table:style-name="ce42" office:value-type="float" office:value="-47585.029818108" calcext:value-type="float">
            <text:p><text:s/>-47,585 <text:s/></text:p>
          </table:table-cell>
          <table:table-cell table:style-name="ce42" office:value-type="float" office:value="1182.75" calcext:value-type="float">
            <text:p><text:s/>1,183 <text:s/></text:p>
          </table:table-cell>
          <table:table-cell table:style-name="ce42" office:value-type="float" office:value="-47003.0048368223" calcext:value-type="float">
            <text:p><text:s/>-47,003 <text:s/></text:p>
          </table:table-cell>
          <table:table-cell table:style-name="ce42" office:value-type="float" office:value="21937.4048368222" calcext:value-type="float">
            <text:p><text:s/>21,937 <text:s/></text:p>
          </table:table-cell>
          <table:table-cell table:style-name="ce42" office:value-type="float" office:value="235978.7" calcext:value-type="float">
            <text:p><text:s/>235,9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5976.646" calcext:value-type="float">
            <text:p><text:s/>655,977 <text:s/></text:p>
          </table:table-cell>
          <table:table-cell table:style-name="ce43" office:value-type="float" office:value="2495633.4" calcext:value-type="float">
            <text:p><text:s/>2,495,633 <text:s/></text:p>
          </table:table-cell>
          <table:table-cell table:style-name="ce43" office:value-type="float" office:value="1489801.90981811" calcext:value-type="float">
            <text:p><text:s/>1,489,802 <text:s/></text:p>
          </table:table-cell>
          <table:table-cell table:style-name="ce43" office:value-type="float" office:value="-1182.75" calcext:value-type="float">
            <text:p><text:s/>-1,183 <text:s/></text:p>
          </table:table-cell>
          <table:table-cell table:style-name="ce43" office:value-type="float" office:value="46704.6048368223" calcext:value-type="float">
            <text:p><text:s/>46,705 <text:s/></text:p>
          </table:table-cell>
          <table:table-cell table:style-name="ce43" office:value-type="float" office:value="-797623.004836822" calcext:value-type="float">
            <text:p><text:s/>-797,623 <text:s/></text:p>
          </table:table-cell>
          <table:table-cell table:style-name="ce43" office:value-type="float" office:value="-235978.7" calcext:value-type="float">
            <text:p><text:s/>-235,9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468.86" calcext:value-type="float">
            <text:p><text:s/>1,051,469 <text:s/></text:p>
          </table:table-cell>
          <table:table-cell table:style-name="ce42" office:value-type="float" office:value="37040.64" calcext:value-type="float">
            <text:p><text:s/>37,041 <text:s/></text:p>
          </table:table-cell>
          <table:table-cell table:style-name="ce42" office:value-type="float" office:value="14981.8098181081" calcext:value-type="float">
            <text:p><text:s/>14,982 <text:s/></text:p>
          </table:table-cell>
          <table:table-cell table:style-name="ce42" office:value-type="float" office:value="267.75" calcext:value-type="float">
            <text:p><text:s/>268 <text:s/></text:p>
          </table:table-cell>
          <table:table-cell table:style-name="ce42" office:value-type="float" office:value="2988.76117103767" calcext:value-type="float">
            <text:p><text:s/>2,989 <text:s/></text:p>
          </table:table-cell>
          <table:table-cell table:style-name="ce42" office:value-type="float" office:value="36375.2388289623" calcext:value-type="float">
            <text:p><text:s/>36,375 <text:s/></text:p>
          </table:table-cell>
          <table:table-cell table:style-name="ce42" office:value-type="float" office:value="221552.5" calcext:value-type="float">
            <text:p><text:s/>221,5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6620.52" calcext:value-type="float">
            <text:p><text:s/>4,026,621 <text:s/></text:p>
          </table:table-cell>
          <table:table-cell table:style-name="ce42" office:value-type="float" office:value="3411448.56" calcext:value-type="float">
            <text:p><text:s/>3,411,449 <text:s/></text:p>
          </table:table-cell>
          <table:table-cell table:style-name="ce42" office:value-type="float" office:value="2365461.54" calcext:value-type="float">
            <text:p><text:s/>2,365,462 <text:s/></text:p>
          </table:table-cell>
          <table:table-cell table:style-name="ce42" office:value-type="float" office:value="2015.25" calcext:value-type="float">
            <text:p><text:s/>2,015 <text:s/></text:p>
          </table:table-cell>
          <table:table-cell table:style-name="ce42" office:value-type="float" office:value="86018.5563342154" calcext:value-type="float">
            <text:p><text:s/>86,019 <text:s/></text:p>
          </table:table-cell>
          <table:table-cell table:style-name="ce42" office:value-type="float" office:value="1047256.64366578" calcext:value-type="float">
            <text:p><text:s/>1,047,257 <text:s/></text:p>
          </table:table-cell>
          <table:table-cell table:style-name="ce42" office:value-type="float" office:value="500833.6" calcext:value-type="float">
            <text:p><text:s/>500,8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6620.52" calcext:value-type="float">
            <text:p><text:s/>4,026,621 <text:s/></text:p>
          </table:table-cell>
          <table:table-cell table:style-name="ce42" office:value-type="float" office:value="2278441.8396" calcext:value-type="float">
            <text:p><text:s/>2,278,442 <text:s/></text:p>
          </table:table-cell>
          <table:table-cell table:style-name="ce42" office:value-type="float" office:value="1590072.74555055" calcext:value-type="float">
            <text:p><text:s/>1,590,073 <text:s/></text:p>
          </table:table-cell>
          <table:table-cell table:style-name="ce42" office:value-type="float" office:value="2015.25" calcext:value-type="float">
            <text:p><text:s/>2,015 <text:s/></text:p>
          </table:table-cell>
          <table:table-cell table:style-name="ce42" office:value-type="float" office:value="86018.5563342154" calcext:value-type="float">
            <text:p><text:s/>86,019 <text:s/></text:p>
          </table:table-cell>
          <table:table-cell table:style-name="ce42" office:value-type="float" office:value="1047256.64366578" calcext:value-type="float">
            <text:p><text:s/>1,047,257 <text:s/></text:p>
          </table:table-cell>
          <table:table-cell table:style-name="ce42" office:value-type="float" office:value="500833.6" calcext:value-type="float">
            <text:p><text:s/>500,8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3006.7204" calcext:value-type="float">
            <text:p><text:s/>1,133,007 <text:s/></text:p>
          </table:table-cell>
          <table:table-cell table:style-name="ce43" office:value-type="float" office:value="775388.794449454" calcext:value-type="float">
            <text:p><text:s/>775,38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.26" calcext:value-type="float">
            <text:p><text:s/>130 <text:s/></text:p>
          </table:table-cell>
          <table:table-cell table:style-name="ce42" office:value-type="float" office:value="1918.02" calcext:value-type="float">
            <text:p><text:s/>1,918 <text:s/></text:p>
          </table:table-cell>
          <table:table-cell table:style-name="ce42" office:value-type="float" office:value="1305.72" calcext:value-type="float">
            <text:p><text:s/>1,3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.26" calcext:value-type="float">
            <text:p><text:s/>130 <text:s/></text:p>
          </table:table-cell>
          <table:table-cell table:style-name="ce42" office:value-type="float" office:value="1841.58" calcext:value-type="float">
            <text:p><text:s/>1,842 <text:s/></text:p>
          </table:table-cell>
          <table:table-cell table:style-name="ce42" office:value-type="float" office:value="1252.68" calcext:value-type="float">
            <text:p><text:s/>1,2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.44" calcext:value-type="float">
            <text:p><text:s/>76 <text:s/></text:p>
          </table:table-cell>
          <table:table-cell table:style-name="ce42" office:value-type="float" office:value="53.04" calcext:value-type="float">
            <text:p><text:s/>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630998.046" calcext:value-type="float">
            <text:p><text:s/>3,630,998 <text:s/></text:p>
          </table:table-cell>
          <table:table-cell table:style-name="ce44" office:value-type="float" office:value="5868123.3" calcext:value-type="float">
            <text:p><text:s/>5,868,123 <text:s/></text:p>
          </table:table-cell>
          <table:table-cell table:style-name="ce44" office:value-type="float" office:value="3838975.92" calcext:value-type="float">
            <text:p><text:s/>3,838,976 <text:s/></text:p>
          </table:table-cell>
          <table:table-cell table:style-name="ce44" office:value-type="float" office:value="564.75" calcext:value-type="float">
            <text:p><text:s/>565 <text:s/></text:p>
          </table:table-cell>
          <table:table-cell table:style-name="ce44" office:value-type="float" office:value="129734.4" calcext:value-type="float">
            <text:p><text:s/>129,734 <text:s/></text:p>
          </table:table-cell>
          <table:table-cell table:style-name="ce44" office:value-type="float" office:value="213229.6" calcext:value-type="float">
            <text:p><text:s/>213,230 <text:s/></text:p>
          </table:table-cell>
          <table:table-cell table:style-name="ce44" office:value-type="float" office:value="43295.6" calcext:value-type="float">
            <text:p><text:s/>43,29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6664.66" calcext:value-type="float">
            <text:p><text:s/>56,665 <text:s/></text:p>
          </table:table-cell>
          <table:table-cell table:style-name="ce44" office:value-type="float" office:value="5868123.3" calcext:value-type="float">
            <text:p><text:s/>5,868,123 <text:s/></text:p>
          </table:table-cell>
          <table:table-cell table:style-name="ce44" office:value-type="float" office:value="3838975.92" calcext:value-type="float">
            <text:p><text:s/>3,838,976 <text:s/></text:p>
          </table:table-cell>
          <table:table-cell table:style-name="ce44" office:value-type="float" office:value="564.75" calcext:value-type="float">
            <text:p><text:s/>565 <text:s/></text:p>
          </table:table-cell>
          <table:table-cell table:style-name="ce44" office:value-type="float" office:value="129734.4" calcext:value-type="float">
            <text:p><text:s/>129,734 <text:s/></text:p>
          </table:table-cell>
          <table:table-cell table:style-name="ce44" office:value-type="float" office:value="213229.6" calcext:value-type="float">
            <text:p><text:s/>213,230 <text:s/></text:p>
          </table:table-cell>
          <table:table-cell table:style-name="ce44" office:value-type="float" office:value="43295.6" calcext:value-type="float">
            <text:p><text:s/>43,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664.66" calcext:value-type="float">
            <text:p><text:s/>56,665 <text:s/></text:p>
          </table:table-cell>
          <table:table-cell table:style-name="ce42" office:value-type="float" office:value="4329.78" calcext:value-type="float">
            <text:p><text:s/>4,330 <text:s/></text:p>
          </table:table-cell>
          <table:table-cell table:style-name="ce42" office:value-type="float" office:value="3910.14" calcext:value-type="float">
            <text:p><text:s/>3,9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52.05" calcext:value-type="float">
            <text:p><text:s/>6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48" calcext:value-type="float">
            <text:p><text:s/>12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58" calcext:value-type="float">
            <text:p><text:s/>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5.05" calcext:value-type="float">
            <text:p><text:s/>8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.72" calcext:value-type="float">
            <text:p><text:s/>58 <text:s/></text:p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.56" calcext:value-type="float">
            <text:p><text:s/>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.95" calcext:value-type="float">
            <text:p><text:s/>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07.26" calcext:value-type="float">
            <text:p><text:s/>56,407 <text:s/></text:p>
          </table:table-cell>
          <table:table-cell table:style-name="ce42" office:value-type="float" office:value="47.58" calcext:value-type="float">
            <text:p><text:s/>48 <text:s/></text:p>
          </table:table-cell>
          <table:table-cell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.55" calcext:value-type="float">
            <text:p><text:s/>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07.26" calcext:value-type="float">
            <text:p><text:s/>56,407 <text:s/></text:p>
          </table:table-cell>
          <table:table-cell table:style-name="ce42" office:value-type="float" office:value="47.58" calcext:value-type="float">
            <text:p><text:s/>48 <text:s/></text:p>
          </table:table-cell>
          <table:table-cell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.55" calcext:value-type="float">
            <text:p><text:s/>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7.58" calcext:value-type="float">
            <text:p>( 48 <text:s/>)</text:p>
          </table:table-cell>
          <table:table-cell table:style-name="ce45" office:value-type="float" office:value="28.08" calcext:value-type="float">
            <text:p>( 28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12.55" calcext:value-type="float">
            <text:p>( 51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6407.26" calcext:value-type="float">
            <text:p>( 56,4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.2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.28" calcext:value-type="float">
            <text:p><text:s/>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.82" calcext:value-type="float">
            <text:p><text:s/>1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.6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05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.4" calcext:value-type="float">
            <text:p><text:s/>257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style-name="ce42" office:value-type="float" office:value="62.4" calcext:value-type="float">
            <text:p><text:s/>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6.9" calcext:value-type="float">
            <text:p><text:s/>4,0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38" calcext:value-type="float">
            <text:p><text:s/>94 <text:s/></text:p>
          </table:table-cell>
          <table:table-cell table:style-name="ce42" office:value-type="float" office:value="62.4" calcext:value-type="float">
            <text:p><text:s/>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1.8" calcext:value-type="float">
            <text:p><text:s/>4,0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.4" calcext:value-type="float">
            <text:p><text:s/>257 <text:s/></text:p>
          </table:table-cell>
          <table:table-cell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7.4" calcext:value-type="float">
            <text:p>( 2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.6" calcext:value-type="float">
            <text:p><text:s/>1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56" calcext:value-type="float">
            <text:p><text:s/>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9.3" calcext:value-type="float">
            <text:p><text:s/>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.14" calcext:value-type="float">
            <text:p><text:s/>49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.45" calcext:value-type="float">
            <text:p><text:s/>1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9.44" calcext:value-type="float">
            <text:p><text:s/>3,859 <text:s/></text:p>
          </table:table-cell>
          <table:table-cell table:style-name="ce42" office:value-type="float" office:value="3808.74" calcext:value-type="float">
            <text:p><text:s/>3,8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1.9" calcext:value-type="float">
            <text:p><text:s/>5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16" calcext:value-type="float">
            <text:p><text:s/>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31964.84" calcext:value-type="float">
            <text:p><text:s/>5,831,965 <text:s/></text:p>
          </table:table-cell>
          <table:table-cell table:style-name="ce42" office:value-type="float" office:value="3812058.9" calcext:value-type="float">
            <text:p><text:s/>3,812,059 <text:s/></text:p>
          </table:table-cell>
          <table:table-cell table:style-name="ce42" office:value-type="float" office:value="564.75" calcext:value-type="float">
            <text:p><text:s/>565 <text:s/></text:p>
          </table:table-cell>
          <table:table-cell table:style-name="ce42" office:value-type="float" office:value="755.2" calcext:value-type="float">
            <text:p><text:s/>755 <text:s/></text:p>
          </table:table-cell>
          <table:table-cell table:style-name="ce42" office:value-type="float" office:value="212698.4" calcext:value-type="float">
            <text:p><text:s/>212,6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4.75" calcext:value-type="float">
            <text:p><text:s/>565 <text:s/></text:p>
          </table:table-cell>
          <table:table-cell table:style-name="ce42" office:value-type="float" office:value="755.2" calcext:value-type="float">
            <text:p><text:s/>755 <text:s/></text:p>
          </table:table-cell>
          <table:table-cell table:style-name="ce42" office:value-type="float" office:value="212698.4" calcext:value-type="float">
            <text:p><text:s/>212,6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31964.84" calcext:value-type="float">
            <text:p><text:s/>5,831,965 <text:s/></text:p>
          </table:table-cell>
          <table:table-cell table:style-name="ce42" office:value-type="float" office:value="3812058.9" calcext:value-type="float">
            <text:p><text:s/>3,812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02.16" calcext:value-type="float">
            <text:p><text:s/>31,802 <text:s/></text:p>
          </table:table-cell>
          <table:table-cell table:style-name="ce42" office:value-type="float" office:value="23006.88" calcext:value-type="float">
            <text:p><text:s/>23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979.2" calcext:value-type="float">
            <text:p><text:s/>128,979 <text:s/></text:p>
          </table:table-cell>
          <table:table-cell table:style-name="ce42" office:value-type="float" office:value="531.2" calcext:value-type="float">
            <text:p><text:s/>531 <text:s/></text:p>
          </table:table-cell>
          <table:table-cell table:style-name="ce42" office:value-type="float" office:value="36924" calcext:value-type="float">
            <text:p><text:s/>36,9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8910.55" calcext:value-type="float">
            <text:p><text:s/>8,9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3.55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02" calcext:value-type="float">
            <text:p><text:s/>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83.78" calcext:value-type="float">
            <text:p><text:s/>31,084 <text:s/></text:p>
          </table:table-cell>
          <table:table-cell table:style-name="ce42" office:value-type="float" office:value="22927.32" calcext:value-type="float">
            <text:p><text:s/>22,9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979.2" calcext:value-type="float">
            <text:p><text:s/>128,979 <text:s/></text:p>
          </table:table-cell>
          <table:table-cell table:style-name="ce42" office:value-type="float" office:value="531.2" calcext:value-type="float">
            <text:p><text:s/>531 <text:s/></text:p>
          </table:table-cell>
          <table:table-cell table:style-name="ce42" office:value-type="float" office:value="25689.55" calcext:value-type="float">
            <text:p><text:s/>25,69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11.36" calcext:value-type="float">
            <text:p><text:s/>711 <text:s/></text:p>
          </table:table-cell>
          <table:table-cell table:style-name="ce43" office:value-type="float" office:value="79.56" calcext:value-type="float">
            <text:p><text:s/>8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70.35" calcext:value-type="float">
            <text:p><text:s/>2,27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4333.386" calcext:value-type="float">
            <text:p><text:s/>3,574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4333.386" calcext:value-type="float">
            <text:p><text:s/>3,574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74333.386" calcext:value-type="float">
            <text:p>( 3,574,33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10194.64" calcext:value-type="float">
            <text:p><text:s/>610,195 <text:s/></text:p>
          </table:table-cell>
          <table:table-cell table:style-name="ce42" office:value-type="float" office:value="3817205.12" calcext:value-type="float">
            <text:p><text:s/>3,817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5605.44" calcext:value-type="float">
            <text:p><text:s/>335,605 <text:s/></text:p>
          </table:table-cell>
          <table:table-cell table:style-name="ce42" office:value-type="float" office:value="174790" calcext:value-type="float">
            <text:p><text:s/>174,790 <text:s/></text:p>
          </table:table-cell>
          <table:table-cell table:style-name="ce42" office:value-type="float" office:value="159163.118254189" calcext:value-type="float">
            <text:p><text:s/>159,1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20.06" calcext:value-type="float">
            <text:p><text:s/>11,220 <text:s/></text:p>
          </table:table-cell>
          <table:table-cell table:style-name="ce42" office:value-type="float" office:value="240382.8" calcext:value-type="float">
            <text:p><text:s/>240,3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3904.88" calcext:value-type="float">
            <text:p><text:s/>473,9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271.68" calcext:value-type="float">
            <text:p><text:s/>201,272 <text:s/></text:p>
          </table:table-cell>
          <table:table-cell table:style-name="ce42" office:value-type="float" office:value="16422" calcext:value-type="float">
            <text:p><text:s/>16,422 <text:s/></text:p>
          </table:table-cell>
          <table:table-cell table:style-name="ce42" office:value-type="float" office:value="52759.7030225769" calcext:value-type="float">
            <text:p><text:s/>52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75.22" calcext:value-type="float">
            <text:p><text:s/>26,175 <text:s/></text:p>
          </table:table-cell>
          <table:table-cell table:style-name="ce42" office:value-type="float" office:value="136487.7" calcext:value-type="float">
            <text:p><text:s/>136,4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4764.64" calcext:value-type="float">
            <text:p><text:s/>124,765 <text:s/></text:p>
          </table:table-cell>
          <table:table-cell table:style-name="ce42" office:value-type="float" office:value="1958331.32" calcext:value-type="float">
            <text:p><text:s/>1,958,3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1.6" calcext:value-type="float">
            <text:p><text:s/>1,7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71596.9288" calcext:value-type="float">
            <text:p><text:s/>-171,597 <text:s/></text:p>
          </table:table-cell>
          <table:table-cell table:style-name="ce42" office:value-type="float" office:value="43754.28" calcext:value-type="float">
            <text:p><text:s/>43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965.44" calcext:value-type="float">
            <text:p><text:s/>77,965 <text:s/></text:p>
          </table:table-cell>
          <table:table-cell table:style-name="ce42" office:value-type="float" office:value="-3195" calcext:value-type="float">
            <text:p><text:s/>-3,195 <text:s/></text:p>
          </table:table-cell>
          <table:table-cell table:style-name="ce42" office:value-type="float" office:value="4444.08951581658" calcext:value-type="float">
            <text:p><text:s/>4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7952.16" calcext:value-type="float">
            <text:p><text:s/>-27,952 <text:s/></text:p>
          </table:table-cell>
          <table:table-cell table:style-name="ce42" office:value-type="float" office:value="-71114.525" calcext:value-type="float">
            <text:p><text:s/>-71,1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57026.9288" calcext:value-type="float">
            <text:p><text:s/>657,027 <text:s/></text:p>
          </table:table-cell>
          <table:table-cell table:style-name="ce43" office:value-type="float" office:value="1341214.64" calcext:value-type="float">
            <text:p><text:s/>1,341,2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606.72" calcext:value-type="float">
            <text:p><text:s/>54,607 <text:s/></text:p>
          </table:table-cell>
          <table:table-cell table:style-name="ce43" office:value-type="float" office:value="161563" calcext:value-type="float">
            <text:p><text:s/>161,563 <text:s/></text:p>
          </table:table-cell>
          <table:table-cell table:style-name="ce43" office:value-type="float" office:value="101959.325715795" calcext:value-type="float">
            <text:p><text:s/>101,9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997" calcext:value-type="float">
            <text:p><text:s/>12,997 <text:s/></text:p>
          </table:table-cell>
          <table:table-cell table:style-name="ce43" office:value-type="float" office:value="175009.625" calcext:value-type="float">
            <text:p><text:s/>175,0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2396.08" calcext:value-type="float">
            <text:p><text:s/>52,396 <text:s/></text:p>
          </table:table-cell>
          <table:table-cell table:style-name="ce42" office:value-type="float" office:value="993463.84" calcext:value-type="float">
            <text:p><text:s/>993,4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3.6" calcext:value-type="float">
            <text:p><text:s/>3,9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3.06" calcext:value-type="float">
            <text:p><text:s/>1,3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488.42" calcext:value-type="float">
            <text:p><text:s/>247,4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97770.85178045" calcext:value-type="float">
            <text:p><text:s/>597,771 <text:s/></text:p>
          </table:table-cell>
          <table:table-cell table:style-name="ce42" office:value-type="float" office:value="5156896.10417223" calcext:value-type="float">
            <text:p><text:s/>5,156,8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7625.6" calcext:value-type="float">
            <text:p><text:s/>597,626 <text:s/></text:p>
          </table:table-cell>
          <table:table-cell table:style-name="ce42" office:value-type="float" office:value="4748824.72" calcext:value-type="float">
            <text:p><text:s/>4,748,8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5.2517804496" calcext:value-type="float">
            <text:p><text:s/>145 <text:s/></text:p>
          </table:table-cell>
          <table:table-cell table:style-name="ce43" office:value-type="float" office:value="408071.384172228" calcext:value-type="float">
            <text:p><text:s/>408,0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402193.84" calcext:value-type="float">
            <text:p><text:s/>4,402,194 <text:s/></text:p>
          </table:table-cell>
          <table:table-cell table:style-name="ce42" office:value-type="float" office:value="10724111.56" calcext:value-type="float">
            <text:p><text:s/>10,724,1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168.32" calcext:value-type="float">
            <text:p><text:s/>259,168 <text:s/></text:p>
          </table:table-cell>
          <table:table-cell table:style-name="ce42" office:value-type="float" office:value="545633" calcext:value-type="float">
            <text:p><text:s/>545,633 <text:s/></text:p>
          </table:table-cell>
          <table:table-cell table:style-name="ce42" office:value-type="float" office:value="68248.41" calcext:value-type="float">
            <text:p><text:s/>68,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230.5" calcext:value-type="float">
            <text:p><text:s/>74,231 <text:s/></text:p>
          </table:table-cell>
          <table:table-cell table:style-name="ce42" office:value-type="float" office:value="768585.067" calcext:value-type="float">
            <text:p><text:s/>768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383729.6872" calcext:value-type="float">
            <text:p><text:s/>4,383,730 <text:s/></text:p>
          </table:table-cell>
          <table:table-cell table:style-name="ce42" office:value-type="float" office:value="10724111.56" calcext:value-type="float">
            <text:p><text:s/>10,724,1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168.32" calcext:value-type="float">
            <text:p><text:s/>259,168 <text:s/></text:p>
          </table:table-cell>
          <table:table-cell table:style-name="ce42" office:value-type="float" office:value="545633" calcext:value-type="float">
            <text:p><text:s/>545,633 <text:s/></text:p>
          </table:table-cell>
          <table:table-cell table:style-name="ce42" office:value-type="float" office:value="68248.41" calcext:value-type="float">
            <text:p><text:s/>68,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230.5" calcext:value-type="float">
            <text:p><text:s/>74,231 <text:s/></text:p>
          </table:table-cell>
          <table:table-cell table:style-name="ce42" office:value-type="float" office:value="750833.5654" calcext:value-type="float">
            <text:p><text:s/>750,8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8464.1528" calcext:value-type="float">
            <text:p><text:s/>18,46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7751.5016" calcext:value-type="float">
            <text:p><text:s/>17,7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627.2" calcext:value-type="float">
            <text:p><text:s/>31,627 <text:s/></text:p>
          </table:table-cell>
          <table:table-cell table:style-name="ce42" office:value-type="float" office:value="466270.30972681" calcext:value-type="float">
            <text:p><text:s/>466,2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.96" calcext:value-type="float">
            <text:p><text:s/>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9.04" calcext:value-type="float">
            <text:p><text:s/>139 <text:s/></text:p>
          </table:table-cell>
          <table:table-cell table:style-name="ce42" office:value-type="float" office:value="8262.52" calcext:value-type="float">
            <text:p><text:s/>8,2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.72" calcext:value-type="float">
            <text:p><text:s/>1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456.48" calcext:value-type="float">
            <text:p><text:s/>31,456 <text:s/></text:p>
          </table:table-cell>
          <table:table-cell table:style-name="ce42" office:value-type="float" office:value="457774.10972681" calcext:value-type="float">
            <text:p><text:s/>457,7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1.68" calcext:value-type="float">
            <text:p><text:s/>3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77426.63701955" calcext:value-type="float">
            <text:p><text:s/>4,377,427 <text:s/></text:p>
          </table:table-cell>
          <table:table-cell table:style-name="ce44" office:value-type="float" office:value="5448695.94610096" calcext:value-type="float">
            <text:p><text:s/>5,448,6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9781.44" calcext:value-type="float">
            <text:p><text:s/>309,781 <text:s/></text:p>
          </table:table-cell>
          <table:table-cell table:style-name="ce44" office:value-type="float" office:value="707196" calcext:value-type="float">
            <text:p><text:s/>707,196 <text:s/></text:p>
          </table:table-cell>
          <table:table-cell table:style-name="ce44" office:value-type="float" office:value="168894.675715795" calcext:value-type="float">
            <text:p><text:s/>168,89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7227.5" calcext:value-type="float">
            <text:p><text:s/>87,228 <text:s/></text:p>
          </table:table-cell>
          <table:table-cell table:style-name="ce44" office:value-type="float" office:value="696106.272" calcext:value-type="float">
            <text:p><text:s/>696,1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77426.63701955" calcext:value-type="float">
            <text:p><text:s/>4,377,427 <text:s/></text:p>
          </table:table-cell>
          <table:table-cell table:style-name="ce44" office:value-type="float" office:value="5448695.94610096" calcext:value-type="float">
            <text:p><text:s/>5,448,69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9837.14" calcext:value-type="float">
            <text:p><text:s/>49,837 <text:s/></text:p>
          </table:table-cell>
          <table:table-cell table:style-name="ce44" office:value-type="float" office:value="4629.915" calcext:value-type="float">
            <text:p><text:s/>4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6242.81301203" calcext:value-type="float">
            <text:p><text:s/>196,243 <text:s/></text:p>
          </table:table-cell>
          <table:table-cell table:style-name="ce42" office:value-type="float" office:value="4881712.82610096" calcext:value-type="float">
            <text:p><text:s/>4,881,7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37.14" calcext:value-type="float">
            <text:p><text:s/>49,837 <text:s/></text:p>
          </table:table-cell>
          <table:table-cell table:style-name="ce42" office:value-type="float" office:value="4629.915" calcext:value-type="float">
            <text:p><text:s/>4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6078.48" calcext:value-type="float">
            <text:p><text:s/>16,078 <text:s/></text:p>
          </table:table-cell>
          <table:table-cell table:style-name="ce42" office:value-type="float" office:value="14112.8" calcext:value-type="float">
            <text:p><text:s/>14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378.32" calcext:value-type="float">
            <text:p><text:s/>14,378 <text:s/></text:p>
          </table:table-cell>
          <table:table-cell table:style-name="ce42" office:value-type="float" office:value="396789.106064401" calcext:value-type="float">
            <text:p><text:s/>396,7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524.6145053152" calcext:value-type="float">
            <text:p><text:s/>3,525 <text:s/></text:p>
          </table:table-cell>
          <table:table-cell table:style-name="ce42" office:value-type="float" office:value="1006604.06718454" calcext:value-type="float">
            <text:p><text:s/>1,006,6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04.72" calcext:value-type="float">
            <text:p><text:s/>105 <text:s/></text:p>
          </table:table-cell>
          <table:table-cell table:style-name="ce42" office:value-type="float" office:value="29932.2" calcext:value-type="float">
            <text:p><text:s/>29,9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89.52" calcext:value-type="float">
            <text:p><text:s/>290 <text:s/></text:p>
          </table:table-cell>
          <table:table-cell table:style-name="ce42" office:value-type="float" office:value="7444.64" calcext:value-type="float">
            <text:p><text:s/>7,4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617.9700905808" calcext:value-type="float">
            <text:p><text:s/>1,618 <text:s/></text:p>
          </table:table-cell>
          <table:table-cell table:style-name="ce42" office:value-type="float" office:value="419825.700739815" calcext:value-type="float">
            <text:p><text:s/>419,8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308" calcext:value-type="float">
            <text:p><text:s/>308 <text:s/></text:p>
          </table:table-cell>
          <table:table-cell table:style-name="ce42" office:value-type="float" office:value="1495.92" calcext:value-type="float">
            <text:p><text:s/>1,4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5698.7283943872" calcext:value-type="float">
            <text:p><text:s/>45,699 <text:s/></text:p>
          </table:table-cell>
          <table:table-cell table:style-name="ce42" office:value-type="float" office:value="1103739.64995151" calcext:value-type="float">
            <text:p><text:s/>1,103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3733.6883943872" calcext:value-type="float">
            <text:p><text:s/>43,734 <text:s/></text:p>
          </table:table-cell>
          <table:table-cell table:style-name="ce42" office:value-type="float" office:value="1081201.41485076" calcext:value-type="float">
            <text:p><text:s/>1,081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011.7195943872" calcext:value-type="float">
            <text:p>( 18,012 <text:s/>)</text:p>
          </table:table-cell>
          <table:table-cell table:style-name="ce45" office:value-type="float" office:value="1047516.49572887" calcext:value-type="float">
            <text:p>( 1,047,51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5721.9688" calcext:value-type="float">
            <text:p>( 25,722 <text:s/>)</text:p>
          </table:table-cell>
          <table:table-cell table:style-name="ce45" office:value-type="float" office:value="33684.919121896" calcext:value-type="float">
            <text:p>( 33,68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38.235122554" calcext:value-type="float">
            <text:p><text:s/>22,5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1804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965.04" calcext:value-type="float">
            <text:p><text:s/>1,965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536.08" calcext:value-type="float">
            <text:p><text:s/>5,536 <text:s/></text:p>
          </table:table-cell>
          <table:table-cell table:style-name="ce42" office:value-type="float" office:value="123672.84" calcext:value-type="float">
            <text:p><text:s/>123,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7.76" calcext:value-type="float">
            <text:p><text:s/>288 <text:s/></text:p>
          </table:table-cell>
          <table:table-cell table:style-name="ce42" office:value-type="float" office:value="84103.03752604" calcext:value-type="float">
            <text:p><text:s/>84,1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058.69683272" calcext:value-type="float">
            <text:p><text:s/>2,059 <text:s/></text:p>
          </table:table-cell>
          <table:table-cell table:style-name="ce46" office:value-type="float" office:value="184851.81144092" calcext:value-type="float">
            <text:p><text:s/>184,85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982.24" calcext:value-type="float">
            <text:p><text:s/>27,982 <text:s/></text:p>
          </table:table-cell>
          <table:table-cell table:style-name="ce42" office:value-type="float" office:value="471212.96" calcext:value-type="float">
            <text:p><text:s/>471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37.14" calcext:value-type="float">
            <text:p><text:s/>49,8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078.64" calcext:value-type="float">
            <text:p><text:s/>21,079 <text:s/></text:p>
          </table:table-cell>
          <table:table-cell table:style-name="ce42" office:value-type="float" office:value="61767.88" calcext:value-type="float">
            <text:p><text:s/>61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948.46" calcext:value-type="float">
            <text:p><text:s/>28,9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903.6" calcext:value-type="float">
            <text:p><text:s/>6,904 <text:s/></text:p>
          </table:table-cell>
          <table:table-cell table:style-name="ce42" office:value-type="float" office:value="409445.08" calcext:value-type="float">
            <text:p><text:s/>409,4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88.68" calcext:value-type="float">
            <text:p><text:s/>20,8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8.72" calcext:value-type="float">
            <text:p>( 39 <text:s/>)</text:p>
          </table:table-cell>
          <table:table-cell table:style-name="ce45" office:value-type="float" office:value="7854.96" calcext:value-type="float">
            <text:p>( 7,8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64.32" calcext:value-type="float">
            <text:p>( 364 <text:s/>)</text:p>
          </table:table-cell>
          <table:table-cell table:style-name="ce47" office:value-type="float" office:value="59685" calcext:value-type="float">
            <text:p>( 59,68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430.64" calcext:value-type="float">
            <text:p><text:s/>10,431 <text:s/></text:p>
          </table:table-cell>
          <table:table-cell table:style-name="ce42" office:value-type="float" office:value="754560.7332" calcext:value-type="float">
            <text:p><text:s/>754,5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29.915" calcext:value-type="float">
            <text:p><text:s/>4,6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418.64" calcext:value-type="float">
            <text:p><text:s/>9,419 <text:s/></text:p>
          </table:table-cell>
          <table:table-cell table:style-name="ce42" office:value-type="float" office:value="690721.9332" calcext:value-type="float">
            <text:p><text:s/>690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29.915" calcext:value-type="float">
            <text:p><text:s/>4,6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012" calcext:value-type="float">
            <text:p><text:s/>1,012 <text:s/></text:p>
          </table:table-cell>
          <table:table-cell table:style-name="ce42" office:value-type="float" office:value="63838.8" calcext:value-type="float">
            <text:p><text:s/>63,8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163.92" calcext:value-type="float">
            <text:p><text:s/>2,164 <text:s/></text:p>
          </table:table-cell>
          <table:table-cell table:style-name="ce42" office:value-type="float" office:value="62172.68" calcext:value-type="float">
            <text:p><text:s/>62,1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88.4" calcext:value-type="float">
            <text:p><text:s/>1,588 <text:s/></text:p>
          </table:table-cell>
          <table:table-cell table:style-name="ce46" office:value-type="float" office:value="14317.04" calcext:value-type="float">
            <text:p><text:s/>14,31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291.119993972" calcext:value-type="float">
            <text:p><text:s/>6,291 <text:s/></text:p>
          </table:table-cell>
          <table:table-cell table:style-name="ce42" office:value-type="float" office:value="48937.5599937348" calcext:value-type="float">
            <text:p><text:s/>48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762.72" calcext:value-type="float">
            <text:p><text:s/>9,763 <text:s/></text:p>
          </table:table-cell>
          <table:table-cell table:style-name="ce42" office:value-type="float" office:value="26113.28" calcext:value-type="float">
            <text:p><text:s/>26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84.4" calcext:value-type="float">
            <text:p><text:s/>1,984 <text:s/></text:p>
          </table:table-cell>
          <table:table-cell table:style-name="ce42" office:value-type="float" office:value="19980.56" calcext:value-type="float">
            <text:p><text:s/>19,9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1.6031950552" calcext:value-type="float">
            <text:p><text:s/>2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6134.88" calcext:value-type="float">
            <text:p><text:s/>46,135 <text:s/></text:p>
          </table:table-cell>
          <table:table-cell table:style-name="ce42" office:value-type="float" office:value="111846.24" calcext:value-type="float">
            <text:p><text:s/>111,8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020161.76" calcext:value-type="float">
            <text:p><text:s/>3,020,162 <text:s/></text:p>
          </table:table-cell>
          <table:table-cell table:style-name="ce42" office:value-type="float" office:value="187876.88" calcext:value-type="float">
            <text:p><text:s/>187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883329.68" calcext:value-type="float">
            <text:p><text:s/>2,883,3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5081.52" calcext:value-type="float">
            <text:p><text:s/>45,0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1750.56" calcext:value-type="float">
            <text:p><text:s/>91,751 <text:s/></text:p>
          </table:table-cell>
          <table:table-cell table:style-name="ce42" office:value-type="float" office:value="187876.88" calcext:value-type="float">
            <text:p><text:s/>187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76058.8" calcext:value-type="float">
            <text:p><text:s/>776,059 <text:s/></text:p>
          </table:table-cell>
          <table:table-cell table:style-name="ce42" office:value-type="float" office:value="96626.68" calcext:value-type="float">
            <text:p><text:s/>96,6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01.68" calcext:value-type="float">
            <text:p><text:s/>802 <text:s/></text:p>
          </table:table-cell>
          <table:table-cell table:style-name="ce42" office:value-type="float" office:value="798.56" calcext:value-type="float">
            <text:p><text:s/>7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75257.12" calcext:value-type="float">
            <text:p><text:s/>775,257 <text:s/></text:p>
          </table:table-cell>
          <table:table-cell table:style-name="ce43" office:value-type="float" office:value="95828.12" calcext:value-type="float">
            <text:p><text:s/>95,8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4963.26400752" calcext:value-type="float">
            <text:p><text:s/>384,963 <text:s/></text:p>
          </table:table-cell>
          <table:table-cell table:style-name="ce42" office:value-type="float" office:value="282479.56" calcext:value-type="float">
            <text:p><text:s/>282,4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9253.04" calcext:value-type="float">
            <text:p><text:s/>59,253 <text:s/></text:p>
          </table:table-cell>
          <table:table-cell table:style-name="ce42" office:value-type="float" office:value="68494.92" calcext:value-type="float">
            <text:p><text:s/>68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17.52" calcext:value-type="float">
            <text:p><text:s/>1,918 <text:s/></text:p>
          </table:table-cell>
          <table:table-cell table:style-name="ce42" office:value-type="float" office:value="1389.2" calcext:value-type="float">
            <text:p><text:s/>1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632.56" calcext:value-type="float">
            <text:p><text:s/>6,633 <text:s/></text:p>
          </table:table-cell>
          <table:table-cell table:style-name="ce42" office:value-type="float" office:value="18.4" calcext:value-type="float">
            <text:p><text:s/>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96.96" calcext:value-type="float">
            <text:p><text:s/>69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800.8" calcext:value-type="float">
            <text:p><text:s/>801 <text:s/></text:p>
          </table:table-cell>
          <table:table-cell table:style-name="ce42" office:value-type="float" office:value="1280.64" calcext:value-type="float">
            <text:p><text:s/>1,2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4481.82400752" calcext:value-type="float">
            <text:p><text:s/>244,482 <text:s/></text:p>
          </table:table-cell>
          <table:table-cell table:style-name="ce42" office:value-type="float" office:value="183631.08" calcext:value-type="float">
            <text:p><text:s/>183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1180.56" calcext:value-type="float">
            <text:p><text:s/>71,181 <text:s/></text:p>
          </table:table-cell>
          <table:table-cell table:style-name="ce43" office:value-type="float" office:value="27665.32" calcext:value-type="float">
            <text:p><text:s/>27,66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81.44" calcext:value-type="float">
            <text:p><text:s/>309,781 <text:s/></text:p>
          </table:table-cell>
          <table:table-cell table:style-name="ce42" office:value-type="float" office:value="707196" calcext:value-type="float">
            <text:p><text:s/>707,196 <text:s/></text:p>
          </table:table-cell>
          <table:table-cell table:style-name="ce42" office:value-type="float" office:value="168894.675715795" calcext:value-type="float">
            <text:p><text:s/>168,8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90.36" calcext:value-type="float">
            <text:p><text:s/>37,390 <text:s/></text:p>
          </table:table-cell>
          <table:table-cell table:style-name="ce42" office:value-type="float" office:value="691476.357" calcext:value-type="float">
            <text:p><text:s/>691,4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81.44" calcext:value-type="float">
            <text:p><text:s/>309,781 <text:s/></text:p>
          </table:table-cell>
          <table:table-cell table:style-name="ce42" office:value-type="float" office:value="707196" calcext:value-type="float">
            <text:p><text:s/>707,196 <text:s/></text:p>
          </table:table-cell>
          <table:table-cell table:style-name="ce42" office:value-type="float" office:value="168894.675715795" calcext:value-type="float">
            <text:p><text:s/>168,8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90.36" calcext:value-type="float">
            <text:p><text:s/>37,390 <text:s/></text:p>
          </table:table-cell>
          <table:table-cell table:style-name="ce42" office:value-type="float" office:value="691476.357" calcext:value-type="float">
            <text:p><text:s/>691,4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93823.70503495" calcext:value-type="float">
            <text:p><text:s/>2,693,824 <text:s/></text:p>
          </table:table-cell>
          <table:table-cell table:style-name="ce42" office:value-type="float" office:value="24037937.5558421" calcext:value-type="float">
            <text:p><text:s/>24,037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93255.24757195" calcext:value-type="float">
            <text:p><text:s/>2,693,255 <text:s/></text:p>
          </table:table-cell>
          <table:table-cell table:style-name="ce42" office:value-type="float" office:value="21567638.879428" calcext:value-type="float">
            <text:p><text:s/>21,567,6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8.457463" calcext:value-type="float">
            <text:p><text:s/>568 <text:s/></text:p>
          </table:table-cell>
          <table:table-cell table:style-name="ce42" office:value-type="float" office:value="2470298.676414" calcext:value-type="float">
            <text:p><text:s/>2,470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26041.6" calcext:value-type="float">
            <text:p><text:s/>726,04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12995.389035119" calcext:value-type="float">
            <text:p><text:s/>112,995 <text:s/></text:p>
          </table:table-cell>
          <table:table-cell table:number-columns-repeated="2" table:style-name="ce41" office:value-type="float" office:value="43161.2295529188" calcext:value-type="float">
            <text:p><text:s/>43,161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69834.1594822" calcext:value-type="float">
            <text:p><text:s/>69,83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617416.9" calcext:value-type="float">
            <text:p><text:s/>2,617,4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7416.9" calcext:value-type="float">
            <text:p><text:s/>2,617,4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7821.8" calcext:value-type="float">
            <text:p><text:s/>87,822 <text:s/></text:p>
          </table:table-cell>
          <table:table-cell table:style-name="ce42" office:value-type="float" office:value="130595.2" calcext:value-type="float">
            <text:p><text:s/>130,595 <text:s/></text:p>
          </table:table-cell>
          <table:table-cell table:style-name="ce42" office:value-type="float" office:value="-42773.4" calcext:value-type="float">
            <text:p><text:s/>-42,7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255636.7" calcext:value-type="float">
            <text:p><text:s/>3,255,637 <text:s/></text:p>
          </table:table-cell>
          <table:table-cell table:style-name="ce43" office:value-type="float" office:value="595446.4" calcext:value-type="float">
            <text:p><text:s/>595,446 <text:s/></text:p>
          </table:table-cell>
          <table:table-cell table:style-name="ce43" office:value-type="float" office:value="2660190.3" calcext:value-type="float">
            <text:p><text:s/>2,660,190 <text:s/></text:p>
          </table:table-cell>
          <table:table-cell table:style-name="ce43" office:value-type="float" office:value="112995.389035119" calcext:value-type="float">
            <text:p><text:s/>112,995 <text:s/></text:p>
          </table:table-cell>
          <table:table-cell table:number-columns-repeated="2" table:style-name="ce43" office:value-type="float" office:value="43161.2295529188" calcext:value-type="float">
            <text:p><text:s/>43,16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9834.1594822" calcext:value-type="float">
            <text:p><text:s/>69,8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68975.2" calcext:value-type="float">
            <text:p><text:s/>2,668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8975.2" calcext:value-type="float">
            <text:p><text:s/>2,668,9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68758.29534467" calcext:value-type="float">
            <text:p><text:s/>1,168,758 <text:s/></text:p>
          </table:table-cell>
          <table:table-cell table:style-name="ce42" office:value-type="float" office:value="2301.208" calcext:value-type="float">
            <text:p><text:s/>2,301 <text:s/></text:p>
          </table:table-cell>
          <table:table-cell table:style-name="ce42" office:value-type="float" office:value="1166457.08734467" calcext:value-type="float">
            <text:p><text:s/>1,166,457 <text:s/></text:p>
          </table:table-cell>
          <table:table-cell table:style-name="ce42" office:value-type="float" office:value="99028.5571436185" calcext:value-type="float">
            <text:p><text:s/>99,029 <text:s/></text:p>
          </table:table-cell>
          <table:table-cell table:number-columns-repeated="2" table:style-name="ce42" office:value-type="float" office:value="43161.2295570445" calcext:value-type="float">
            <text:p><text:s/>43,1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67.327586574" calcext:value-type="float">
            <text:p><text:s/>55,8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41587.9" calcext:value-type="float">
            <text:p><text:s/>1,141,5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1587.9" calcext:value-type="float">
            <text:p><text:s/>1,141,5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7170.395344673" calcext:value-type="float">
            <text:p><text:s/>27,170 <text:s/></text:p>
          </table:table-cell>
          <table:table-cell table:style-name="ce43" office:value-type="float" office:value="2301.208" calcext:value-type="float">
            <text:p><text:s/>2,301 <text:s/></text:p>
          </table:table-cell>
          <table:table-cell table:style-name="ce43" office:value-type="float" office:value="24869.187344673" calcext:value-type="float">
            <text:p><text:s/>24,869 <text:s/></text:p>
          </table:table-cell>
          <table:table-cell table:style-name="ce43" office:value-type="float" office:value="99028.5571436185" calcext:value-type="float">
            <text:p><text:s/>99,029 <text:s/></text:p>
          </table:table-cell>
          <table:table-cell table:number-columns-repeated="2" table:style-name="ce43" office:value-type="float" office:value="43161.2295570445" calcext:value-type="float">
            <text:p><text:s/>43,16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867.327586574" calcext:value-type="float">
            <text:p><text:s/>55,8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656223.5" calcext:value-type="float">
            <text:p><text:s/>2,656,224 <text:s/></text:p>
          </table:table-cell>
          <table:table-cell table:style-name="ce42" office:value-type="float" office:value="659315.2" calcext:value-type="float">
            <text:p><text:s/>659,315 <text:s/></text:p>
          </table:table-cell>
          <table:table-cell table:style-name="ce42" office:value-type="float" office:value="1996908.3" calcext:value-type="float">
            <text:p><text:s/>1,996,9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656223.5" calcext:value-type="float">
            <text:p><text:s/>2,656,224 <text:s/></text:p>
          </table:table-cell>
          <table:table-cell table:style-name="ce43" office:value-type="float" office:value="659315.2" calcext:value-type="float">
            <text:p><text:s/>659,315 <text:s/></text:p>
          </table:table-cell>
          <table:table-cell table:style-name="ce43" office:value-type="float" office:value="1996908.3" calcext:value-type="float">
            <text:p><text:s/>1,996,90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36131.715132607" calcext:value-type="float">
            <text:p><text:s/>736,132 <text:s/></text:p>
          </table:table-cell>
          <table:table-cell table:style-name="ce42" office:value-type="float" office:value="22328" calcext:value-type="float">
            <text:p><text:s/>22,328 <text:s/></text:p>
          </table:table-cell>
          <table:table-cell table:style-name="ce42" office:value-type="float" office:value="713803.715132607" calcext:value-type="float">
            <text:p><text:s/>713,8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36131.715132607" calcext:value-type="float">
            <text:p><text:s/>736,132 <text:s/></text:p>
          </table:table-cell>
          <table:table-cell table:style-name="ce42" office:value-type="float" office:value="22328" calcext:value-type="float">
            <text:p><text:s/>22,328 <text:s/></text:p>
          </table:table-cell>
          <table:table-cell table:style-name="ce42" office:value-type="float" office:value="713803.715132607" calcext:value-type="float">
            <text:p><text:s/>713,8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337994.98952272" calcext:value-type="float">
            <text:p><text:s/>1,337,995 <text:s/></text:p>
          </table:table-cell>
          <table:table-cell table:style-name="ce44" office:value-type="float" office:value="1230132.392" calcext:value-type="float">
            <text:p><text:s/>1,230,132 <text:s/></text:p>
          </table:table-cell>
          <table:table-cell table:style-name="ce44" office:value-type="float" office:value="107862.59752272" calcext:value-type="float">
            <text:p><text:s/>107,863 <text:s/></text:p>
          </table:table-cell>
          <table:table-cell table:style-name="ce44" office:value-type="float" office:value="13966.8318915003" calcext:value-type="float">
            <text:p><text:s/>13,967 <text:s/></text:p>
          </table:table-cell>
          <table:table-cell table:number-columns-repeated="2" table:style-name="ce44" office:value-type="float" office:value="-0.000004125687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966.831895626" calcext:value-type="float">
            <text:p><text:s/>13,96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90709.38952272" calcext:value-type="float">
            <text:p><text:s/>1,090,709 <text:s/></text:p>
          </table:table-cell>
          <table:table-cell table:style-name="ce44" office:value-type="float" office:value="982846.792" calcext:value-type="float">
            <text:p><text:s/>982,847 <text:s/></text:p>
          </table:table-cell>
          <table:table-cell table:style-name="ce44" office:value-type="float" office:value="107862.59752272" calcext:value-type="float">
            <text:p><text:s/>107,863 <text:s/></text:p>
          </table:table-cell>
          <table:table-cell table:style-name="ce44" office:value-type="float" office:value="13966.8318915003" calcext:value-type="float">
            <text:p><text:s/>13,967 <text:s/></text:p>
          </table:table-cell>
          <table:table-cell table:number-columns-repeated="2" table:style-name="ce44" office:value-type="float" office:value="-0.000004125687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966.831895626" calcext:value-type="float">
            <text:p><text:s/>13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39361.68952272" calcext:value-type="float">
            <text:p><text:s/>439,362 <text:s/></text:p>
          </table:table-cell>
          <table:table-cell table:style-name="ce42" office:value-type="float" office:value="363349.192" calcext:value-type="float">
            <text:p><text:s/>363,349 <text:s/></text:p>
          </table:table-cell>
          <table:table-cell table:style-name="ce42" office:value-type="float" office:value="76012.49752272" calcext:value-type="float">
            <text:p><text:s/>76,012 <text:s/></text:p>
          </table:table-cell>
          <table:table-cell table:style-name="ce42" office:value-type="float" office:value="13966.8318915003" calcext:value-type="float">
            <text:p><text:s/>13,967 <text:s/></text:p>
          </table:table-cell>
          <table:table-cell table:number-columns-repeated="2" table:style-name="ce42" office:value-type="float" office:value="-0.000004125687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66.831895626" calcext:value-type="float">
            <text:p><text:s/>13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2934.792" calcext:value-type="float">
            <text:p><text:s/>12,9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011.2" calcext:value-type="float">
            <text:p><text:s/>7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125687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8929.69752272" calcext:value-type="float">
            <text:p><text:s/>48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29.69752272" calcext:value-type="float">
            <text:p><text:s/>48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8929.69752272" calcext:value-type="float">
            <text:p><text:s/>48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29.69752272" calcext:value-type="float">
            <text:p><text:s/>48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8929.69752272" calcext:value-type="float">
            <text:p>( 48,93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8929.69752272" calcext:value-type="float">
            <text:p>( 48,9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112.8" calcext:value-type="float">
            <text:p><text:s/>4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69.2" calcext:value-type="float">
            <text:p><text:s/>1,0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.2" calcext:value-type="float">
            <text:p><text:s/>1,0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52" calcext:value-type="float">
            <text:p><text:s/>25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93476.8" calcext:value-type="float">
            <text:p><text:s/>293,4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93476.8" calcext:value-type="float">
            <text:p><text:s/>293,4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36750.4" calcext:value-type="float">
            <text:p>( 136,75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6139.2" calcext:value-type="float">
            <text:p>( 36,13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555.5" calcext:value-type="float">
            <text:p><text:s/>25,5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55.5" calcext:value-type="float">
            <text:p><text:s/>25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5555.5" calcext:value-type="float">
            <text:p><text:s/>25,5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55.5" calcext:value-type="float">
            <text:p><text:s/>25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3233.6" calcext:value-type="float">
            <text:p><text:s/>3,2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433.6" calcext:value-type="float">
            <text:p><text:s/>1,43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1018.3" calcext:value-type="float">
            <text:p><text:s/>41,018 <text:s/></text:p>
          </table:table-cell>
          <table:table-cell table:style-name="ce42" office:value-type="float" office:value="40688" calcext:value-type="float">
            <text:p><text:s/>40,688 <text:s/></text:p>
          </table:table-cell>
          <table:table-cell table:style-name="ce42" office:value-type="float" office:value="330.3" calcext:value-type="float">
            <text:p><text:s/>3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7.8" calcext:value-type="float">
            <text:p><text:s/>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.8" calcext:value-type="float">
            <text:p><text:s/>1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06.4" calcext:value-type="float">
            <text:p><text:s/>2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66.831895626" calcext:value-type="float">
            <text:p><text:s/>13,9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66.831895626" calcext:value-type="float">
            <text:p><text:s/>13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37910.2" calcext:value-type="float">
            <text:p><text:s/>137,910 <text:s/></text:p>
          </table:table-cell>
          <table:table-cell table:style-name="ce42" office:value-type="float" office:value="114476" calcext:value-type="float">
            <text:p><text:s/>114,476 <text:s/></text:p>
          </table:table-cell>
          <table:table-cell table:style-name="ce42" office:value-type="float" office:value="23434.2" calcext:value-type="float">
            <text:p><text:s/>23,4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6697.1" calcext:value-type="float">
            <text:p><text:s/>116,697 <text:s/></text:p>
          </table:table-cell>
          <table:table-cell table:style-name="ce42" office:value-type="float" office:value="99752.8" calcext:value-type="float">
            <text:p><text:s/>99,753 <text:s/></text:p>
          </table:table-cell>
          <table:table-cell table:style-name="ce42" office:value-type="float" office:value="16944.3" calcext:value-type="float">
            <text:p><text:s/>16,9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088.1" calcext:value-type="float">
            <text:p><text:s/>18,088 <text:s/></text:p>
          </table:table-cell>
          <table:table-cell table:style-name="ce42" office:value-type="float" office:value="11765.6" calcext:value-type="float">
            <text:p><text:s/>11,766 <text:s/></text:p>
          </table:table-cell>
          <table:table-cell table:style-name="ce42" office:value-type="float" office:value="6322.5" calcext:value-type="float">
            <text:p><text:s/>6,3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125" calcext:value-type="float">
            <text:p><text:s/>3,125 <text:s/></text:p>
          </table:table-cell>
          <table:table-cell table:style-name="ce43" office:value-type="float" office:value="2957.6" calcext:value-type="float">
            <text:p><text:s/>2,958 <text:s/></text:p>
          </table:table-cell>
          <table:table-cell table:style-name="ce43" office:value-type="float" office:value="167.4" calcext:value-type="float">
            <text:p><text:s/>16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13437.5" calcext:value-type="float">
            <text:p><text:s/>513,438 <text:s/></text:p>
          </table:table-cell>
          <table:table-cell table:style-name="ce44" office:value-type="float" office:value="505021.6" calcext:value-type="float">
            <text:p><text:s/>505,022 <text:s/></text:p>
          </table:table-cell>
          <table:table-cell table:style-name="ce44" office:value-type="float" office:value="8415.9" calcext:value-type="float">
            <text:p><text:s/>8,41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47285.6" calcext:value-type="float">
            <text:p><text:s/>247,2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47285.6" calcext:value-type="float">
            <text:p><text:s/>247,2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382905.393089" calcext:value-type="float">
            <text:p><text:s/>5,382,905 <text:s/></text:p>
          </table:table-cell>
          <table:table-cell table:style-name="ce42" office:value-type="float" office:value="30159" calcext:value-type="float">
            <text:p><text:s/>30,159 <text:s/></text:p>
          </table:table-cell>
          <table:table-cell table:style-name="ce42" office:value-type="float" office:value="5352746.393089" calcext:value-type="float">
            <text:p><text:s/>5,352,746 <text:s/></text:p>
          </table:table-cell>
          <table:table-cell table:style-name="ce42" office:value-type="float" office:value="303448.679216" calcext:value-type="float">
            <text:p><text:s/>303,449 <text:s/></text:p>
          </table:table-cell>
          <table:table-cell table:number-columns-repeated="2" table:style-name="ce42" office:value-type="float" office:value="210444.449216" calcext:value-type="float">
            <text:p><text:s/>210,4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04.23" calcext:value-type="float">
            <text:p><text:s/>93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93671.4" calcext:value-type="float">
            <text:p><text:s/>5,093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93671.4" calcext:value-type="float">
            <text:p><text:s/>5,093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9233.993089" calcext:value-type="float">
            <text:p><text:s/>289,234 <text:s/></text:p>
          </table:table-cell>
          <table:table-cell table:style-name="ce42" office:value-type="float" office:value="30159" calcext:value-type="float">
            <text:p><text:s/>30,159 <text:s/></text:p>
          </table:table-cell>
          <table:table-cell table:style-name="ce42" office:value-type="float" office:value="259074.993089" calcext:value-type="float">
            <text:p><text:s/>259,075 <text:s/></text:p>
          </table:table-cell>
          <table:table-cell table:style-name="ce42" office:value-type="float" office:value="303448.679216" calcext:value-type="float">
            <text:p><text:s/>303,449 <text:s/></text:p>
          </table:table-cell>
          <table:table-cell table:number-columns-repeated="2" table:style-name="ce42" office:value-type="float" office:value="210444.449216" calcext:value-type="float">
            <text:p><text:s/>210,4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04.23" calcext:value-type="float">
            <text:p><text:s/>93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35291.161696" calcext:value-type="float">
            <text:p><text:s/>435,291 <text:s/></text:p>
          </table:table-cell>
          <table:table-cell table:style-name="ce41" office:value-type="float" office:value="11.4208" calcext:value-type="float">
            <text:p><text:s/>1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087264.027" calcext:value-type="float">
            <text:p><text:s/>9,087,2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087264.027" calcext:value-type="float">
            <text:p><text:s/>9,087,264 <text:s/></text:p>
          </table:table-cell>
          <table:table-cell table:style-name="ce43" office:value-type="float" office:value="435291.161696" calcext:value-type="float">
            <text:p><text:s/>435,291 <text:s/></text:p>
          </table:table-cell>
          <table:table-cell table:style-name="ce43" office:value-type="float" office:value="11.4208" calcext:value-type="float">
            <text:p><text:s/>1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12650.31564315" calcext:value-type="float">
            <text:p><text:s/>-12,65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087264.027" calcext:value-type="float">
            <text:p><text:s/>9,087,264 <text:s/></text:p>
          </table:table-cell>
          <table:table-cell table:style-name="ce42" office:value-type="float" office:value="764249.331696" calcext:value-type="float">
            <text:p><text:s/>764,249 <text:s/></text:p>
          </table:table-cell>
          <table:table-cell table:style-name="ce42" office:value-type="float" office:value="11.4208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87264.027" calcext:value-type="float">
            <text:p><text:s/>9,087,264 <text:s/></text:p>
          </table:table-cell>
          <table:table-cell table:style-name="ce42" office:value-type="float" office:value="764249.331696" calcext:value-type="float">
            <text:p><text:s/>764,249 <text:s/></text:p>
          </table:table-cell>
          <table:table-cell table:style-name="ce42" office:value-type="float" office:value="11.4208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958.17" calcext:value-type="float">
            <text:p><text:s/>328,9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18598.205272" calcext:value-type="float">
            <text:p><text:s/>10,718,5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958.17" calcext:value-type="float">
            <text:p><text:s/>328,9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18598.205272" calcext:value-type="float">
            <text:p><text:s/>10,718,598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5956.914498" calcext:value-type="float">
            <text:p><text:s/>1,065,95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.147326" calcext:value-type="float">
            <text:p><text:s/>1,2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.974534" calcext:value-type="float">
            <text:p><text:s/>24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7.94357" calcext:value-type="float">
            <text:p><text:s/>56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760.008628" calcext:value-type="float">
            <text:p><text:s/>242,76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4139.32444" calcext:value-type="float">
            <text:p><text:s/>414,1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7038.516" calcext:value-type="float">
            <text:p><text:s/>407,0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66091.07268315" calcext:value-type="float">
            <text:p><text:s/>566,09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099200.533734" calcext:value-type="float">
            <text:p><text:s/>9,099,20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099200.533734" calcext:value-type="float">
            <text:p><text:s/>9,099,2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4525.029442" calcext:value-type="float">
            <text:p><text:s/>4,924,5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71.093438" calcext:value-type="float">
            <text:p><text:s/>16,5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487.8178" calcext:value-type="float">
            <text:p><text:s/>258,4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5621.317684" calcext:value-type="float">
            <text:p><text:s/>655,6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13.272188" calcext:value-type="float">
            <text:p><text:s/>15,8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927.760532" calcext:value-type="float">
            <text:p><text:s/>50,9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3182.132762" calcext:value-type="float">
            <text:p><text:s/>293,1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23.959106" calcext:value-type="float">
            <text:p><text:s/>23,9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5504.553352" calcext:value-type="float">
            <text:p><text:s/>965,5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500.004916" calcext:value-type="float">
            <text:p><text:s/>329,5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0946.267614" calcext:value-type="float">
            <text:p>( 120,94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86704.657798" calcext:value-type="float">
            <text:p>( 186,70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849.079504" calcext:value-type="float">
            <text:p>( 21,84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074.080438" calcext:value-type="float">
            <text:p><text:s/>449,0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930.467998" calcext:value-type="float">
            <text:p><text:s/>186,93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557.036954" calcext:value-type="float">
            <text:p><text:s/>167,5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797.621036" calcext:value-type="float">
            <text:p><text:s/>52,79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1695.95443" calcext:value-type="float">
            <text:p><text:s/>231,6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2874.786632" calcext:value-type="float">
            <text:p><text:s/>412,8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817.714156" calcext:value-type="float">
            <text:p><text:s/>221,8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057.072476" calcext:value-type="float">
            <text:p><text:s/>191,0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3669.908586" calcext:value-type="float">
            <text:p><text:s/>633,6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6737.763048" calcext:value-type="float">
            <text:p><text:s/>606,7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32.145538" calcext:value-type="float">
            <text:p><text:s/>26,9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099.392546" calcext:value-type="float">
            <text:p>( 12,09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6405.684628" calcext:value-type="float">
            <text:p><text:s/>306,40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6593.64043" calcext:value-type="float">
            <text:p><text:s/>116,5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608.294872" calcext:value-type="float">
            <text:p><text:s/>395,6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553.619364" calcext:value-type="float">
            <text:p><text:s/>106,5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309.568616" calcext:value-type="float">
            <text:p><text:s/>89,3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536.535244" calcext:value-type="float">
            <text:p><text:s/>82,5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890.471788" calcext:value-type="float">
            <text:p><text:s/>48,89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63.25408" calcext:value-type="float">
            <text:p><text:s/>19,7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63.25408" calcext:value-type="float">
            <text:p><text:s/>19,7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903.536106" calcext:value-type="float">
            <text:p><text:s/>163,9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314.170874" calcext:value-type="float">
            <text:p><text:s/>30,31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3589.365232" calcext:value-type="float">
            <text:p><text:s/>133,5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8381.493526" calcext:value-type="float">
            <text:p><text:s/>1,988,3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823.713715822" calcext:value-type="float">
            <text:p><text:s/>232,8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520.1891628257" calcext:value-type="float">
            <text:p><text:s/>96,5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69.23168" calcext:value-type="float">
            <text:p><text:s/>27,3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697.318926" calcext:value-type="float">
            <text:p><text:s/>26,6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733.650378" calcext:value-type="float">
            <text:p><text:s/>58,7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464.998211137" calcext:value-type="float">
            <text:p><text:s/>52,4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04.4778724773" calcext:value-type="float">
            <text:p><text:s/>21,2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733.698329738" calcext:value-type="float">
            <text:p><text:s/>296,7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857.633948" calcext:value-type="float">
            <text:p><text:s/>248,85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26976.581302" calcext:value-type="float">
            <text:p><text:s/>926,97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02627.22058" calcext:value-type="float">
            <text:p><text:s/>2,002,6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4870545" calcext:value-type="float">
            <text:p><text:s/>34,870,545 <text:s/></text:p>
          </table:table-cell>
          <table:table-cell table:style-name="ce42" office:value-type="float" office:value="8886620.136" calcext:value-type="float">
            <text:p><text:s/>8,886,620 <text:s/></text:p>
          </table:table-cell>
          <table:table-cell table:style-name="ce42" office:value-type="float" office:value="13.2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870545" calcext:value-type="float">
            <text:p><text:s/>34,870,545 <text:s/></text:p>
          </table:table-cell>
          <table:table-cell table:style-name="ce42" office:value-type="float" office:value="8886620.136" calcext:value-type="float">
            <text:p><text:s/>8,886,620 <text:s/></text:p>
          </table:table-cell>
          <table:table-cell table:style-name="ce42" office:value-type="float" office:value="13.2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1843.7" calcext:value-type="float">
            <text:p><text:s/>41,84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45826.78253112" calcext:value-type="float">
            <text:p><text:s/>1,545,827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50574.4946472" calcext:value-type="float">
            <text:p><text:s/>62,650,57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9047.986954478" calcext:value-type="float">
            <text:p><text:s/>939,048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4857.56" calcext:value-type="float">
            <text:p><text:s/>2,084,858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7290.4" calcext:value-type="float">
            <text:p><text:s/>1,127,29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0595.011691916" calcext:value-type="float">
            <text:p><text:s/>770,595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1843.7" calcext:value-type="float">
            <text:p><text:s/>41,8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9274610.3185319" calcext:value-type="float">
            <text:p><text:s/>59,274,610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19396.275474" calcext:value-type="float">
            <text:p><text:s/>5,319,39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81677.05756685" calcext:value-type="float">
            <text:p><text:s/>481,677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074898.6518851" calcext:value-type="float">
            <text:p><text:s/>56,074,899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3922.996" calcext:value-type="float">
            <text:p><text:s/>2,873,92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5816.08642497" calcext:value-type="float">
            <text:p><text:s/>1,925,816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09614" calcext:value-type="float">
            <text:p><text:s/>25,009,61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83972.024496" calcext:value-type="float">
            <text:p><text:s/>24,083,972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81573.54496411" calcext:value-type="float">
            <text:p><text:s/>2,181,574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64590.224239" calcext:value-type="float">
            <text:p><text:s/>45,064,590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96984.3338622" calcext:value-type="float">
            <text:p><text:s/>41,196,98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67605.8903768" calcext:value-type="float">
            <text:p><text:s/>3,867,606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4451.14784042" calcext:value-type="float">
            <text:p><text:s/>3,944,45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9.107326" calcext:value-type="float">
            <text:p><text:s/>1,309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439.846734" calcext:value-type="float">
            <text:p><text:s/>283,440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120.3021" calcext:value-type="float">
            <text:p><text:s/>282,12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7.66357" calcext:value-type="float">
            <text:p><text:s/>698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5598.26767042" calcext:value-type="float">
            <text:p><text:s/>2,555,598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215.76444" calcext:value-type="float">
            <text:p><text:s/>414,216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038.516" calcext:value-type="float">
            <text:p><text:s/>407,03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.68" calcext:value-type="float">
            <text:p><text:s/>32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69743.99937315" calcext:value-type="float">
            <text:p><text:s/>569,744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1843.7" calcext:value-type="float">
            <text:p><text:s/>41,8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949033.4106314" calcext:value-type="float">
            <text:p><text:s/>37,949,033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843.7" calcext:value-type="float">
            <text:p><text:s/>41,8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921502.5349156" calcext:value-type="float">
            <text:p><text:s/>31,921,503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28856.4378641" calcext:value-type="float">
            <text:p><text:s/>14,828,856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74.853438" calcext:value-type="float">
            <text:p><text:s/>46,775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281.472684401" calcext:value-type="float">
            <text:p><text:s/>695,281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3643.56020788" calcext:value-type="float">
            <text:p><text:s/>1,733,644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94.089612" calcext:value-type="float">
            <text:p><text:s/>46,294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39.355531" calcext:value-type="float">
            <text:p><text:s/>61,039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0377.35281692" calcext:value-type="float">
            <text:p><text:s/>980,37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33.35939" calcext:value-type="float">
            <text:p><text:s/>33,433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4627.92401406" calcext:value-type="float">
            <text:p><text:s/>3,234,628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4661.66478875" calcext:value-type="float">
            <text:p><text:s/>1,684,66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4630.28358225" calcext:value-type="float">
            <text:p>( 1,214,63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8182.301702496" calcext:value-type="float">
            <text:p>( 448,182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849.079504" calcext:value-type="float">
            <text:p>( 21,849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2718.961151846" calcext:value-type="float">
            <text:p><text:s/>812,719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146.788073471" calcext:value-type="float">
            <text:p><text:s/>735,14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00.51" calcext:value-type="float">
            <text:p><text:s/>2,101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408.98164" calcext:value-type="float">
            <text:p><text:s/>307,40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644.32635104" calcext:value-type="float">
            <text:p><text:s/>149,644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8776.89667364" calcext:value-type="float">
            <text:p><text:s/>448,777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8193.005982" calcext:value-type="float">
            <text:p><text:s/>3,108,193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8008.861785" calcext:value-type="float">
            <text:p><text:s/>2,018,00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0184.144197" calcext:value-type="float">
            <text:p><text:s/>1,090,184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3139.136982" calcext:value-type="float">
            <text:p>( 223,139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03824.03819" calcext:value-type="float">
            <text:p>( 103,82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4330.36579403" calcext:value-type="float">
            <text:p><text:s/>2,224,330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6929.19315803" calcext:value-type="float">
            <text:p><text:s/>2,116,92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401.172636" calcext:value-type="float">
            <text:p><text:s/>107,401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356.792546" calcext:value-type="float">
            <text:p>( 12,357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857.97888" calcext:value-type="float">
            <text:p><text:s/>413,858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5084.840289" calcext:value-type="float">
            <text:p><text:s/>135,085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341.381750442" calcext:value-type="float">
            <text:p><text:s/>506,341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538.952765" calcext:value-type="float">
            <text:p><text:s/>168,539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794.017922" calcext:value-type="float">
            <text:p><text:s/>231,794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524.9703346812" calcext:value-type="float">
            <text:p><text:s/>96,52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888.751788" calcext:value-type="float">
            <text:p><text:s/>206,88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73785.08408" calcext:value-type="float">
            <text:p><text:s/>9,273,785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018.35" calcext:value-type="float">
            <text:p><text:s/>214,018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15294.52" calcext:value-type="float">
            <text:p><text:s/>8,715,295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844.77408" calcext:value-type="float">
            <text:p><text:s/>64,845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627.44" calcext:value-type="float">
            <text:p><text:s/>279,62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6635.086106" calcext:value-type="float">
            <text:p><text:s/>1,036,635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60.480874" calcext:value-type="float">
            <text:p><text:s/>31,960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04674.605232" calcext:value-type="float">
            <text:p><text:s/>1,004,67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255.311" calcext:value-type="float">
            <text:p><text:s/>1,2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93439.01753352" calcext:value-type="float">
            <text:p><text:s/>2,993,439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823.713715822" calcext:value-type="float">
            <text:p><text:s/>232,824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875.799162826" calcext:value-type="float">
            <text:p><text:s/>349,876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29.50168" calcext:value-type="float">
            <text:p><text:s/>30,73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48.278926" calcext:value-type="float">
            <text:p><text:s/>33,34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30.610378" calcext:value-type="float">
            <text:p><text:s/>59,431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553.458211137" calcext:value-type="float">
            <text:p><text:s/>54,553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04.4778724773" calcext:value-type="float">
            <text:p><text:s/>21,204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733.698329738" calcext:value-type="float">
            <text:p><text:s/>296,734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55.311" calcext:value-type="float">
            <text:p><text:s/>1,2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2597.67895552" calcext:value-type="float">
            <text:p><text:s/>882,59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2141.800302" calcext:value-type="float">
            <text:p><text:s/>1,032,142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0588.389" calcext:value-type="float">
            <text:p><text:s/>40,58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88786.909332" calcext:value-type="float">
            <text:p><text:s/>3,788,78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7530.87571579" calcext:value-type="float">
            <text:p><text:s/>6,027,531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7530.87571579" calcext:value-type="float">
            <text:p><text:s/>6,027,531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74333.386" calcext:value-type="float">
            <text:p>( 3,574,33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634883.343002" calcext:value-type="float">
            <text:p><text:s/>124,634,883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49529.343" calcext:value-type="float">
            <text:p><text:s/>113,249,529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85354.000002" calcext:value-type="float">
            <text:p><text:s/>11,385,354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